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744in"/>
    </style:style>
    <style:style style:name="co3" style:family="table-column">
      <style:table-column-properties fo:break-before="auto" style:column-width="1.0701in"/>
    </style:style>
    <style:style style:name="co4" style:family="table-column">
      <style:table-column-properties fo:break-before="auto" style:column-width="1.0811in"/>
    </style:style>
    <style:style style:name="co5" style:family="table-column">
      <style:table-column-properties fo:break-before="auto" style:column-width="1.1252in"/>
    </style:style>
    <style:style style:name="co6" style:family="table-column">
      <style:table-column-properties fo:break-before="auto" style:column-width="1.1465in"/>
    </style:style>
    <style:style style:name="co7" style:family="table-column">
      <style:table-column-properties fo:break-before="auto" style:column-width="1.190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17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117">
      <style:text-properties fo:font-weight="bold" style:font-weight-asian="bold" style:font-weight-complex="bold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JustDataForLab" table:style-name="ta1" table:print="false">
        <table:table-column table:style-name="co1" table:default-cell-style-name="Default"/>
        <table:table-column table:style-name="co1" table:number-columns-repeated="3" table:default-cell-style-name="ce2"/>
        <table:table-column table:style-name="co1" table:number-columns-repeated="2" table:default-cell-style-name="ce5"/>
        <table:table-column table:style-name="co2" table:default-cell-style-name="ce5"/>
        <table:table-column table:style-name="co3" table:default-cell-style-name="ce2"/>
        <table:table-column table:style-name="co4" table:default-cell-style-name="ce5"/>
        <table:table-column table:style-name="co1" table:default-cell-style-name="ce5"/>
        <table:table-column table:style-name="co1" table:number-columns-repeated="1014" table:default-cell-style-name="Default"/>
        <table:table-row table:style-name="ro1">
          <table:table-cell table:number-columns-repeated="4"/>
          <table:table-cell table:style-name="ce2"/>
          <table:table-cell table:style-name="Default" table:number-columns-repeated="3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1"/>
          <table:table-cell table:style-name="ce3" table:number-columns-repeated="4"/>
          <table:table-cell table:style-name="ce1" table:number-columns-repeated="3"/>
          <table:table-cell table:style-name="ce8"/>
          <table:table-cell table:style-name="ce1" table:number-columns-repeated="1015"/>
        </table:table-row>
        <table:table-row table:style-name="ro2">
          <table:table-cell table:style-name="ce1"/>
          <table:table-cell table:style-name="ce3" table:number-columns-repeated="4"/>
          <table:table-cell table:style-name="ce6" office:value-type="string">
            <text:p>Least Squares Curve Fit for a Line</text:p>
          </table:table-cell>
          <table:table-cell table:style-name="ce1" table:number-columns-repeated="2"/>
          <table:table-cell table:style-name="ce8"/>
          <table:table-cell table:style-name="ce1" table:number-columns-repeated="1015"/>
        </table:table-row>
        <table:table-row table:style-name="ro1">
          <table:table-cell table:style-name="ce1"/>
          <table:table-cell table:style-name="ce3" table:number-columns-repeated="4"/>
          <table:table-cell table:style-name="ce1" table:number-columns-repeated="3"/>
          <table:table-cell table:style-name="ce8"/>
          <table:table-cell table:style-name="ce1" table:number-columns-repeated="1015"/>
        </table:table-row>
        <table:table-row table:style-name="ro1">
          <table:table-cell table:style-name="ce1"/>
          <table:table-cell table:style-name="ce3" table:number-columns-repeated="4"/>
          <table:table-cell table:style-name="ce1" table:number-columns-repeated="3"/>
          <table:table-cell table:style-name="ce8" office:value-type="float" office:value="4514">
            <text:p>4514.00</text:p>
          </table:table-cell>
          <table:table-cell table:style-name="ce1" office:value-type="string">
            <text:p><text:s/>= SumX</text:p>
          </table:table-cell>
          <table:table-cell table:style-name="ce1" table:number-columns-repeated="1014"/>
        </table:table-row>
        <table:table-row table:style-name="ro1">
          <table:table-cell table:style-name="ce1"/>
          <table:table-cell table:style-name="ce3" table:number-columns-repeated="2"/>
          <table:table-cell table:style-name="ce3" office:value-type="string">
            <text:p>Derived m =</text:p>
          </table:table-cell>
          <table:table-cell table:style-name="ce4" office:value-type="float" office:value="0.562853312562559">
            <text:p>0.5629</text:p>
          </table:table-cell>
          <table:table-cell table:style-name="ce7" office:value-type="float" office:value="0.555555555555556">
            <text:p>0.5556</text:p>
          </table:table-cell>
          <table:table-cell table:style-name="ce1" office:value-type="string">
            <text:p><text:s/>= m</text:p>
          </table:table-cell>
          <table:table-cell table:style-name="ce1"/>
          <table:table-cell table:style-name="ce8" office:value-type="float" office:value="1880.59273054707">
            <text:p>1880.59</text:p>
          </table:table-cell>
          <table:table-cell table:style-name="ce1" office:value-type="string">
            <text:p><text:s/>= SumY'</text:p>
          </table:table-cell>
          <table:table-cell table:style-name="ce1" table:number-columns-repeated="1014"/>
        </table:table-row>
        <table:table-row table:style-name="ro1">
          <table:table-cell table:style-name="ce1"/>
          <table:table-cell table:style-name="ce3" table:number-columns-repeated="2"/>
          <table:table-cell table:style-name="ce3" office:value-type="string">
            <text:p>Derived b = </text:p>
          </table:table-cell>
          <table:table-cell table:style-name="ce4" office:value-type="float" office:value="-17.841273577306">
            <text:p>-17.8413</text:p>
          </table:table-cell>
          <table:table-cell table:style-name="ce7" office:value-type="float" office:value="-17.7777777777778">
            <text:p>-17.7778</text:p>
          </table:table-cell>
          <table:table-cell table:style-name="ce1" office:value-type="string">
            <text:p><text:s/>= b</text:p>
          </table:table-cell>
          <table:table-cell table:style-name="ce1"/>
          <table:table-cell table:style-name="ce8" office:value-type="float" office:value="656158">
            <text:p>656158.00</text:p>
          </table:table-cell>
          <table:table-cell table:style-name="ce1" office:value-type="string">
            <text:p><text:s/>= SumX*X</text:p>
          </table:table-cell>
          <table:table-cell table:style-name="ce1" table:number-columns-repeated="1014"/>
        </table:table-row>
        <table:table-row table:style-name="ro1">
          <table:table-cell table:style-name="ce1"/>
          <table:table-cell table:style-name="ce3" table:number-columns-repeated="4"/>
          <table:table-cell table:style-name="ce1" office:value-type="float" office:value="7.5">
            <text:p>7.5</text:p>
          </table:table-cell>
          <table:table-cell table:style-name="ce1" office:value-type="string">
            <text:p><text:s/>= Error Magnitude</text:p>
          </table:table-cell>
          <table:table-cell table:style-name="ce1"/>
          <table:table-cell table:style-name="ce8" office:value-type="float" office:value="288785.194936464">
            <text:p>288785.19</text:p>
          </table:table-cell>
          <table:table-cell table:style-name="ce1" office:value-type="string">
            <text:p><text:s/>= SumX*Y'</text:p>
          </table:table-cell>
          <table:table-cell table:style-name="ce1" table:number-columns-repeated="1014"/>
        </table:table-row>
        <table:table-row table:style-name="ro1">
          <table:table-cell table:style-name="ce1"/>
          <table:table-cell table:style-name="ce3" table:number-columns-repeated="4"/>
          <table:table-cell table:style-name="ce1" table:number-columns-repeated="3"/>
          <table:table-cell table:style-name="ce8"/>
          <table:table-cell table:style-name="ce1" table:number-columns-repeated="1015"/>
        </table:table-row>
        <table:table-row table:style-name="ro1" table:number-rows-repeated="2">
          <table:table-cell table:number-columns-repeated="4"/>
          <table:table-cell table:style-name="ce2"/>
          <table:table-cell table:style-name="Default" table:number-columns-repeated="3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1"/>
          <table:table-cell table:style-name="ce3" office:value-type="string">
            <text:p>Count</text:p>
          </table:table-cell>
          <table:table-cell table:style-name="ce3" office:value-type="string">
            <text:p>Deg F^0</text:p>
          </table:table-cell>
          <table:table-cell table:style-name="ce3" office:value-type="string">
            <text:p>Deg F</text:p>
          </table:table-cell>
          <table:table-cell table:style-name="ce3" office:value-type="string">
            <text:p>Deg C</text:p>
          </table:table-cell>
          <table:table-cell table:style-name="ce8" office:value-type="string">
            <text:p>Error</text:p>
          </table:table-cell>
          <table:table-cell table:style-name="ce8" office:value-type="string">
            <text:p>Measurement</text:p>
          </table:table-cell>
          <table:table-cell table:style-name="ce3" office:value-type="string">
            <text:p>For Summing</text:p>
          </table:table-cell>
          <table:table-cell table:style-name="ce8" office:value-type="string">
            <text:p>For Summing</text:p>
          </table:table-cell>
          <table:table-cell table:style-name="ce8" office:value-type="string">
            <text:p>Calculated</text:p>
          </table:table-cell>
          <table:table-cell table:style-name="ce1" table:number-columns-repeated="1014"/>
        </table:table-row>
        <table:table-row table:style-name="ro1">
          <table:table-cell table:style-name="ce1"/>
          <table:table-cell table:style-name="ce3" office:value-type="string">
            <text:p>n</text:p>
          </table:table-cell>
          <table:table-cell table:style-name="ce3" office:value-type="string">
            <text:p>X^0</text:p>
          </table:table-cell>
          <table:table-cell table:style-name="ce3" office:value-type="string">
            <text:p>X</text:p>
          </table:table-cell>
          <table:table-cell table:style-name="ce3" office:value-type="string">
            <text:p>Y</text:p>
          </table:table-cell>
          <table:table-cell table:style-name="ce8" office:value-type="string">
            <text:p>e</text:p>
          </table:table-cell>
          <table:table-cell table:style-name="ce8" office:value-type="string">
            <text:p>Y'</text:p>
          </table:table-cell>
          <table:table-cell table:style-name="ce3" office:value-type="string">
            <text:p>X*X</text:p>
          </table:table-cell>
          <table:table-cell table:style-name="ce8" office:value-type="string">
            <text:p>X*Y'</text:p>
          </table:table-cell>
          <table:table-cell table:style-name="ce8" office:value-type="string">
            <text:p>Y</text:p>
          </table:table-cell>
          <table:table-cell table:style-name="ce1" table:number-columns-repeated="1014"/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0">
            <text:p>0.00</text:p>
          </table:table-cell>
          <table:table-cell table:number-columns-repeated="2" office:value-type="float" office:value="-1.22002754593268">
            <text:p>-1.22</text:p>
          </table:table-cell>
          <table:table-cell office:value-type="float" office:value="1024">
            <text:p>1024</text:p>
          </table:table-cell>
          <table:table-cell office:value-type="float" office:value="-39.0408814698458">
            <text:p>-39.04</text:p>
          </table:table-cell>
          <table:table-cell office:value-type="float" office:value="0.17003242469589">
            <text:p>0.1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.77777777777778">
            <text:p>2.78</text:p>
          </table:table-cell>
          <table:table-cell office:value-type="float" office:value="-2.48023618245497">
            <text:p>-2.48</text:p>
          </table:table-cell>
          <table:table-cell office:value-type="float" office:value="0.297541595322805">
            <text:p>0.30</text:p>
          </table:table-cell>
          <table:table-cell office:value-type="float" office:value="1369">
            <text:p>1369</text:p>
          </table:table-cell>
          <table:table-cell office:value-type="float" office:value="11.0090390269438">
            <text:p>11.01</text:p>
          </table:table-cell>
          <table:table-cell office:value-type="float" office:value="2.98429898750868">
            <text:p>2.98</text:p>
          </table:table-cell>
          <table:table-cell>
            <draw:frame table:end-cell-address="JustDataForLab.U49" table:end-x="0.1169in" table:end-y="0.0894in" draw:z-index="0" draw:style-name="gr1" draw:text-style-name="P1" svg:width="8.6012in" svg:height="6.0937in" svg:x="0.4059in" svg:y="0.0409in">
              <draw:object draw:notify-on-update-of-ranges="JustDataForLab.D14:JustDataForLab.D50 JustDataForLab.E12:JustDataForLab.E13 JustDataForLab.E14:JustDataForLab.E50 JustDataForLab.D14:JustDataForLab.D50 JustDataForLab.G12:JustDataForLab.G13 JustDataForLab.G14:JustDataForLab.G50 JustDataForLab.D14:JustDataForLab.D50 JustDataForLab.J11:JustDataForLab.J13 JustDataForLab.J14:JustDataForLab.J5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3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5.55555555555556">
            <text:p>5.56</text:p>
          </table:table-cell>
          <table:table-cell office:value-type="float" office:value="-6.9306972110644">
            <text:p>-6.93</text:p>
          </table:table-cell>
          <table:table-cell office:value-type="float" office:value="-1.37514165550884">
            <text:p>-1.38</text:p>
          </table:table-cell>
          <table:table-cell office:value-type="float" office:value="1764">
            <text:p>1764</text:p>
          </table:table-cell>
          <table:table-cell office:value-type="float" office:value="-57.7559495313713">
            <text:p>-57.76</text:p>
          </table:table-cell>
          <table:table-cell office:value-type="float" office:value="5.79856555032148">
            <text:p>5.8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8.33333333333333">
            <text:p>8.33</text:p>
          </table:table-cell>
          <table:table-cell office:value-type="float" office:value="6.61259650136344">
            <text:p>6.61</text:p>
          </table:table-cell>
          <table:table-cell office:value-type="float" office:value="14.9459298346968">
            <text:p>14.95</text:p>
          </table:table-cell>
          <table:table-cell office:value-type="float" office:value="2209">
            <text:p>2209</text:p>
          </table:table-cell>
          <table:table-cell office:value-type="float" office:value="702.458702230748">
            <text:p>702.46</text:p>
          </table:table-cell>
          <table:table-cell office:value-type="float" office:value="8.61283211313427">
            <text:p>8.6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11.1111111111111">
            <text:p>11.11</text:p>
          </table:table-cell>
          <table:table-cell office:value-type="float" office:value="-2.50674493960105">
            <text:p>-2.51</text:p>
          </table:table-cell>
          <table:table-cell office:value-type="float" office:value="8.60436617151006">
            <text:p>8.60</text:p>
          </table:table-cell>
          <table:table-cell office:value-type="float" office:value="2704">
            <text:p>2704</text:p>
          </table:table-cell>
          <table:table-cell office:value-type="float" office:value="447.427040918523">
            <text:p>447.43</text:p>
          </table:table-cell>
          <table:table-cell office:value-type="float" office:value="11.4270986759471">
            <text:p>11.4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3.8888888888889">
            <text:p>13.89</text:p>
          </table:table-cell>
          <table:table-cell office:value-type="float" office:value="6.81542593985796">
            <text:p>6.82</text:p>
          </table:table-cell>
          <table:table-cell office:value-type="float" office:value="20.7043148287468">
            <text:p>20.70</text:p>
          </table:table-cell>
          <table:table-cell office:value-type="float" office:value="3249">
            <text:p>3249</text:p>
          </table:table-cell>
          <table:table-cell office:value-type="float" office:value="1180.14594523857">
            <text:p>1180.15</text:p>
          </table:table-cell>
          <table:table-cell office:value-type="float" office:value="14.2413652387599">
            <text:p>14.2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16.6666666666667">
            <text:p>16.67</text:p>
          </table:table-cell>
          <table:table-cell office:value-type="float" office:value="-2.32661550398916">
            <text:p>-2.33</text:p>
          </table:table-cell>
          <table:table-cell office:value-type="float" office:value="14.3400511626775">
            <text:p>14.34</text:p>
          </table:table-cell>
          <table:table-cell office:value-type="float" office:value="3844">
            <text:p>3844</text:p>
          </table:table-cell>
          <table:table-cell office:value-type="float" office:value="889.083172086005">
            <text:p>889.08</text:p>
          </table:table-cell>
          <table:table-cell office:value-type="float" office:value="17.0556318015727">
            <text:p>17.0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19.4444444444444">
            <text:p>19.44</text:p>
          </table:table-cell>
          <table:table-cell office:value-type="float" office:value="2.53598521929234">
            <text:p>2.54</text:p>
          </table:table-cell>
          <table:table-cell office:value-type="float" office:value="21.9804296637368">
            <text:p>21.98</text:p>
          </table:table-cell>
          <table:table-cell office:value-type="float" office:value="4489">
            <text:p>4489</text:p>
          </table:table-cell>
          <table:table-cell office:value-type="float" office:value="1472.68878747036">
            <text:p>1472.69</text:p>
          </table:table-cell>
          <table:table-cell office:value-type="float" office:value="19.8698983643855">
            <text:p>19.8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22.2222222222222">
            <text:p>22.22</text:p>
          </table:table-cell>
          <table:table-cell office:value-type="float" office:value="-5.2914720098488">
            <text:p>-5.29</text:p>
          </table:table-cell>
          <table:table-cell office:value-type="float" office:value="16.9307502123734">
            <text:p>16.93</text:p>
          </table:table-cell>
          <table:table-cell office:value-type="float" office:value="5184">
            <text:p>5184</text:p>
          </table:table-cell>
          <table:table-cell office:value-type="float" office:value="1219.01401529089">
            <text:p>1219.01</text:p>
          </table:table-cell>
          <table:table-cell office:value-type="float" office:value="22.6841649271982">
            <text:p>22.6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float" office:value="25">
            <text:p>25.00</text:p>
          </table:table-cell>
          <table:table-cell office:value-type="float" office:value="-0.404683977831155">
            <text:p>-0.40</text:p>
          </table:table-cell>
          <table:table-cell office:value-type="float" office:value="24.5953160221688">
            <text:p>24.60</text:p>
          </table:table-cell>
          <table:table-cell office:value-type="float" office:value="5929">
            <text:p>5929</text:p>
          </table:table-cell>
          <table:table-cell office:value-type="float" office:value="1893.839333707">
            <text:p>1893.84</text:p>
          </table:table-cell>
          <table:table-cell office:value-type="float" office:value="25.498431490011">
            <text:p>25.5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7.7777777777778">
            <text:p>27.78</text:p>
          </table:table-cell>
          <table:table-cell office:value-type="float" office:value="1.55481559108011">
            <text:p>1.55</text:p>
          </table:table-cell>
          <table:table-cell office:value-type="float" office:value="29.3325933688579">
            <text:p>29.33</text:p>
          </table:table-cell>
          <table:table-cell office:value-type="float" office:value="6724">
            <text:p>6724</text:p>
          </table:table-cell>
          <table:table-cell office:value-type="float" office:value="2405.27265624635">
            <text:p>2405.27</text:p>
          </table:table-cell>
          <table:table-cell office:value-type="float" office:value="28.3126980528238">
            <text:p>28.3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 office:value-type="float" office:value="30.5555555555556">
            <text:p>30.56</text:p>
          </table:table-cell>
          <table:table-cell office:value-type="float" office:value="2.69255269202404">
            <text:p>2.69</text:p>
          </table:table-cell>
          <table:table-cell office:value-type="float" office:value="33.2481082475796">
            <text:p>33.25</text:p>
          </table:table-cell>
          <table:table-cell office:value-type="float" office:value="7569">
            <text:p>7569</text:p>
          </table:table-cell>
          <table:table-cell office:value-type="float" office:value="2892.58541753942">
            <text:p>2892.59</text:p>
          </table:table-cell>
          <table:table-cell office:value-type="float" office:value="31.1269646156366">
            <text:p>31.1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92">
            <text:p>92</text:p>
          </table:table-cell>
          <table:table-cell office:value-type="float" office:value="33.3333333333333">
            <text:p>33.33</text:p>
          </table:table-cell>
          <table:table-cell office:value-type="float" office:value="-6.08360347570851">
            <text:p>-6.08</text:p>
          </table:table-cell>
          <table:table-cell office:value-type="float" office:value="27.2497298576248">
            <text:p>27.25</text:p>
          </table:table-cell>
          <table:table-cell office:value-type="float" office:value="8464">
            <text:p>8464</text:p>
          </table:table-cell>
          <table:table-cell office:value-type="float" office:value="2506.97514690148">
            <text:p>2506.98</text:p>
          </table:table-cell>
          <table:table-cell office:value-type="float" office:value="33.9412311784494">
            <text:p>33.9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office:value-type="float" office:value="36.1111111111111">
            <text:p>36.11</text:p>
          </table:table-cell>
          <table:table-cell office:value-type="float" office:value="3.37303577223793">
            <text:p>3.37</text:p>
          </table:table-cell>
          <table:table-cell office:value-type="float" office:value="39.484146883349">
            <text:p>39.48</text:p>
          </table:table-cell>
          <table:table-cell office:value-type="float" office:value="9409">
            <text:p>9409</text:p>
          </table:table-cell>
          <table:table-cell office:value-type="float" office:value="3829.96224768486">
            <text:p>3829.96</text:p>
          </table:table-cell>
          <table:table-cell office:value-type="float" office:value="36.7554977412622">
            <text:p>36.7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office:value-type="float" office:value="38.8888888888889">
            <text:p>38.89</text:p>
          </table:table-cell>
          <table:table-cell office:value-type="float" office:value="5.17667561885901">
            <text:p>5.18</text:p>
          </table:table-cell>
          <table:table-cell office:value-type="float" office:value="44.0655645077479">
            <text:p>44.07</text:p>
          </table:table-cell>
          <table:table-cell office:value-type="float" office:value="10404">
            <text:p>10404</text:p>
          </table:table-cell>
          <table:table-cell office:value-type="float" office:value="4494.68757979029">
            <text:p>4494.69</text:p>
          </table:table-cell>
          <table:table-cell office:value-type="float" office:value="39.569764304075">
            <text:p>39.5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07">
            <text:p>107</text:p>
          </table:table-cell>
          <table:table-cell office:value-type="float" office:value="41.6666666666667">
            <text:p>41.67</text:p>
          </table:table-cell>
          <table:table-cell office:value-type="float" office:value="-4.17413176037371">
            <text:p>-4.17</text:p>
          </table:table-cell>
          <table:table-cell office:value-type="float" office:value="37.492534906293">
            <text:p>37.49</text:p>
          </table:table-cell>
          <table:table-cell office:value-type="float" office:value="11449">
            <text:p>11449</text:p>
          </table:table-cell>
          <table:table-cell office:value-type="float" office:value="4011.70123497335">
            <text:p>4011.70</text:p>
          </table:table-cell>
          <table:table-cell office:value-type="float" office:value="42.3840308668878">
            <text:p>42.3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44.4444444444444">
            <text:p>44.44</text:p>
          </table:table-cell>
          <table:table-cell office:value-type="float" office:value="2.68153427867219">
            <text:p>2.68</text:p>
          </table:table-cell>
          <table:table-cell office:value-type="float" office:value="47.1259787231166">
            <text:p>47.13</text:p>
          </table:table-cell>
          <table:table-cell office:value-type="float" office:value="12544">
            <text:p>12544</text:p>
          </table:table-cell>
          <table:table-cell office:value-type="float" office:value="5278.10961698906">
            <text:p>5278.11</text:p>
          </table:table-cell>
          <table:table-cell office:value-type="float" office:value="45.1982974297006">
            <text:p>45.2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47.2222222222222">
            <text:p>47.22</text:p>
          </table:table-cell>
          <table:table-cell office:value-type="float" office:value="4.68488927464932">
            <text:p>4.68</text:p>
          </table:table-cell>
          <table:table-cell office:value-type="float" office:value="51.9071114968715">
            <text:p>51.91</text:p>
          </table:table-cell>
          <table:table-cell office:value-type="float" office:value="13689">
            <text:p>13689</text:p>
          </table:table-cell>
          <table:table-cell office:value-type="float" office:value="6073.13204513397">
            <text:p>6073.13</text:p>
          </table:table-cell>
          <table:table-cell office:value-type="float" office:value="48.0125639925134">
            <text:p>48.0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22">
            <text:p>122</text:p>
          </table:table-cell>
          <table:table-cell office:value-type="float" office:value="50">
            <text:p>50.00</text:p>
          </table:table-cell>
          <table:table-cell office:value-type="float" office:value="3.04835030576214">
            <text:p>3.05</text:p>
          </table:table-cell>
          <table:table-cell office:value-type="float" office:value="53.0483503057622">
            <text:p>53.05</text:p>
          </table:table-cell>
          <table:table-cell office:value-type="float" office:value="14884">
            <text:p>14884</text:p>
          </table:table-cell>
          <table:table-cell office:value-type="float" office:value="6471.89873730298">
            <text:p>6471.90</text:p>
          </table:table-cell>
          <table:table-cell office:value-type="float" office:value="50.8268305553262">
            <text:p>50.8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27">
            <text:p>127</text:p>
          </table:table-cell>
          <table:table-cell office:value-type="float" office:value="52.7777777777778">
            <text:p>52.78</text:p>
          </table:table-cell>
          <table:table-cell office:value-type="float" office:value="2.05978141282685">
            <text:p>2.06</text:p>
          </table:table-cell>
          <table:table-cell office:value-type="float" office:value="54.8375591906046">
            <text:p>54.84</text:p>
          </table:table-cell>
          <table:table-cell office:value-type="float" office:value="16129">
            <text:p>16129</text:p>
          </table:table-cell>
          <table:table-cell office:value-type="float" office:value="6964.37001720679">
            <text:p>6964.37</text:p>
          </table:table-cell>
          <table:table-cell office:value-type="float" office:value="53.641097118139">
            <text:p>53.6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32">
            <text:p>132</text:p>
          </table:table-cell>
          <table:table-cell office:value-type="float" office:value="55.5555555555556">
            <text:p>55.56</text:p>
          </table:table-cell>
          <table:table-cell office:value-type="float" office:value="5.97684996086173">
            <text:p>5.98</text:p>
          </table:table-cell>
          <table:table-cell office:value-type="float" office:value="61.5324055164173">
            <text:p>61.53</text:p>
          </table:table-cell>
          <table:table-cell office:value-type="float" office:value="17424">
            <text:p>17424</text:p>
          </table:table-cell>
          <table:table-cell office:value-type="float" office:value="8122.27752816708">
            <text:p>8122.28</text:p>
          </table:table-cell>
          <table:table-cell office:value-type="float" office:value="56.4553636809518">
            <text:p>56.4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office:value-type="float" office:value="58.3333333333333">
            <text:p>58.33</text:p>
          </table:table-cell>
          <table:table-cell office:value-type="float" office:value="6.67475403402932">
            <text:p>6.67</text:p>
          </table:table-cell>
          <table:table-cell office:value-type="float" office:value="65.0080873673627">
            <text:p>65.01</text:p>
          </table:table-cell>
          <table:table-cell office:value-type="float" office:value="18769">
            <text:p>18769</text:p>
          </table:table-cell>
          <table:table-cell office:value-type="float" office:value="8906.10796932869">
            <text:p>8906.11</text:p>
          </table:table-cell>
          <table:table-cell office:value-type="float" office:value="59.2696302437646">
            <text:p>59.2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42">
            <text:p>142</text:p>
          </table:table-cell>
          <table:table-cell office:value-type="float" office:value="61.1111111111111">
            <text:p>61.11</text:p>
          </table:table-cell>
          <table:table-cell office:value-type="float" office:value="0.954837491735816">
            <text:p>0.95</text:p>
          </table:table-cell>
          <table:table-cell office:value-type="float" office:value="62.0659486028469">
            <text:p>62.07</text:p>
          </table:table-cell>
          <table:table-cell office:value-type="float" office:value="20164">
            <text:p>20164</text:p>
          </table:table-cell>
          <table:table-cell office:value-type="float" office:value="8813.36470160426">
            <text:p>8813.36</text:p>
          </table:table-cell>
          <table:table-cell office:value-type="float" office:value="62.0838968065774">
            <text:p>62.0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47">
            <text:p>147</text:p>
          </table:table-cell>
          <table:table-cell office:value-type="float" office:value="63.8888888888889">
            <text:p>63.89</text:p>
          </table:table-cell>
          <table:table-cell office:value-type="float" office:value="0.257601924240589">
            <text:p>0.26</text:p>
          </table:table-cell>
          <table:table-cell office:value-type="float" office:value="64.1464908131295">
            <text:p>64.15</text:p>
          </table:table-cell>
          <table:table-cell office:value-type="float" office:value="21609">
            <text:p>21609</text:p>
          </table:table-cell>
          <table:table-cell office:value-type="float" office:value="9429.53414953003">
            <text:p>9429.53</text:p>
          </table:table-cell>
          <table:table-cell office:value-type="float" office:value="64.8981633693902">
            <text:p>64.9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52">
            <text:p>152</text:p>
          </table:table-cell>
          <table:table-cell office:value-type="float" office:value="66.6666666666667">
            <text:p>66.67</text:p>
          </table:table-cell>
          <table:table-cell office:value-type="float" office:value="4.34170862194151">
            <text:p>4.34</text:p>
          </table:table-cell>
          <table:table-cell office:value-type="float" office:value="71.0083752886082">
            <text:p>71.01</text:p>
          </table:table-cell>
          <table:table-cell office:value-type="float" office:value="23104">
            <text:p>23104</text:p>
          </table:table-cell>
          <table:table-cell office:value-type="float" office:value="10793.2730438684">
            <text:p>10793.27</text:p>
          </table:table-cell>
          <table:table-cell office:value-type="float" office:value="67.712429932203">
            <text:p>67.7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69.4444444444445">
            <text:p>69.44</text:p>
          </table:table-cell>
          <table:table-cell office:value-type="float" office:value="4.19725541956723">
            <text:p>4.20</text:p>
          </table:table-cell>
          <table:table-cell office:value-type="float" office:value="73.6416998640117">
            <text:p>73.64</text:p>
          </table:table-cell>
          <table:table-cell office:value-type="float" office:value="24649">
            <text:p>24649</text:p>
          </table:table-cell>
          <table:table-cell office:value-type="float" office:value="11561.7468786498">
            <text:p>11561.75</text:p>
          </table:table-cell>
          <table:table-cell office:value-type="float" office:value="70.5266964950157">
            <text:p>70.5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62">
            <text:p>162</text:p>
          </table:table-cell>
          <table:table-cell office:value-type="float" office:value="72.2222222222222">
            <text:p>72.22</text:p>
          </table:table-cell>
          <table:table-cell office:value-type="float" office:value="-0.394807630218565">
            <text:p>-0.39</text:p>
          </table:table-cell>
          <table:table-cell office:value-type="float" office:value="71.8274145920037">
            <text:p>71.83</text:p>
          </table:table-cell>
          <table:table-cell office:value-type="float" office:value="26244">
            <text:p>26244</text:p>
          </table:table-cell>
          <table:table-cell office:value-type="float" office:value="11636.0411639046">
            <text:p>11636.04</text:p>
          </table:table-cell>
          <table:table-cell office:value-type="float" office:value="73.3409630578285">
            <text:p>73.3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67">
            <text:p>167</text:p>
          </table:table-cell>
          <table:table-cell office:value-type="float" office:value="75">
            <text:p>75.00</text:p>
          </table:table-cell>
          <table:table-cell office:value-type="float" office:value="-7.4446686822921">
            <text:p>-7.44</text:p>
          </table:table-cell>
          <table:table-cell office:value-type="float" office:value="67.5553313177079">
            <text:p>67.56</text:p>
          </table:table-cell>
          <table:table-cell office:value-type="float" office:value="27889">
            <text:p>27889</text:p>
          </table:table-cell>
          <table:table-cell office:value-type="float" office:value="11281.7403300572">
            <text:p>11281.74</text:p>
          </table:table-cell>
          <table:table-cell office:value-type="float" office:value="76.1552296206413">
            <text:p>76.1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office:value-type="float" office:value="77.7777777777778">
            <text:p>77.78</text:p>
          </table:table-cell>
          <table:table-cell office:value-type="float" office:value="2.74431859259494">
            <text:p>2.74</text:p>
          </table:table-cell>
          <table:table-cell office:value-type="float" office:value="80.5220963703727">
            <text:p>80.52</text:p>
          </table:table-cell>
          <table:table-cell office:value-type="float" office:value="29584">
            <text:p>29584</text:p>
          </table:table-cell>
          <table:table-cell office:value-type="float" office:value="13849.8005757041">
            <text:p>13849.80</text:p>
          </table:table-cell>
          <table:table-cell office:value-type="float" office:value="78.9694961834541">
            <text:p>78.9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77">
            <text:p>177</text:p>
          </table:table-cell>
          <table:table-cell office:value-type="float" office:value="80.5555555555556">
            <text:p>80.56</text:p>
          </table:table-cell>
          <table:table-cell office:value-type="float" office:value="4.02384242392145">
            <text:p>4.02</text:p>
          </table:table-cell>
          <table:table-cell office:value-type="float" office:value="84.579397979477">
            <text:p>84.58</text:p>
          </table:table-cell>
          <table:table-cell office:value-type="float" office:value="31329">
            <text:p>31329</text:p>
          </table:table-cell>
          <table:table-cell office:value-type="float" office:value="14970.5534423674">
            <text:p>14970.55</text:p>
          </table:table-cell>
          <table:table-cell office:value-type="float" office:value="81.7837627462669">
            <text:p>81.7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82">
            <text:p>182</text:p>
          </table:table-cell>
          <table:table-cell office:value-type="float" office:value="83.3333333333333">
            <text:p>83.33</text:p>
          </table:table-cell>
          <table:table-cell office:value-type="float" office:value="-3.92259772284888">
            <text:p>-3.92</text:p>
          </table:table-cell>
          <table:table-cell office:value-type="float" office:value="79.4107356104845">
            <text:p>79.41</text:p>
          </table:table-cell>
          <table:table-cell office:value-type="float" office:value="33124">
            <text:p>33124</text:p>
          </table:table-cell>
          <table:table-cell office:value-type="float" office:value="14452.7538811082">
            <text:p>14452.75</text:p>
          </table:table-cell>
          <table:table-cell office:value-type="float" office:value="84.5980293090797">
            <text:p>84.6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87">
            <text:p>187</text:p>
          </table:table-cell>
          <table:table-cell office:value-type="float" office:value="86.1111111111111">
            <text:p>86.11</text:p>
          </table:table-cell>
          <table:table-cell office:value-type="float" office:value="-1.96993286604993">
            <text:p>-1.97</text:p>
          </table:table-cell>
          <table:table-cell office:value-type="float" office:value="84.1411782450612">
            <text:p>84.14</text:p>
          </table:table-cell>
          <table:table-cell office:value-type="float" office:value="34969">
            <text:p>34969</text:p>
          </table:table-cell>
          <table:table-cell office:value-type="float" office:value="15734.4003318264">
            <text:p>15734.40</text:p>
          </table:table-cell>
          <table:table-cell office:value-type="float" office:value="87.4122958718925">
            <text:p>87.4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88.8888888888889">
            <text:p>88.89</text:p>
          </table:table-cell>
          <table:table-cell office:value-type="float" office:value="3.32253485452384">
            <text:p>3.32</text:p>
          </table:table-cell>
          <table:table-cell office:value-type="float" office:value="92.2114237434127">
            <text:p>92.21</text:p>
          </table:table-cell>
          <table:table-cell office:value-type="float" office:value="36864">
            <text:p>36864</text:p>
          </table:table-cell>
          <table:table-cell office:value-type="float" office:value="17704.5933587352">
            <text:p>17704.59</text:p>
          </table:table-cell>
          <table:table-cell office:value-type="float" office:value="90.2265624347053">
            <text:p>90.2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197">
            <text:p>197</text:p>
          </table:table-cell>
          <table:table-cell office:value-type="float" office:value="91.6666666666667">
            <text:p>91.67</text:p>
          </table:table-cell>
          <table:table-cell office:value-type="float" office:value="2.42135649779811">
            <text:p>2.42</text:p>
          </table:table-cell>
          <table:table-cell office:value-type="float" office:value="94.0880231644648">
            <text:p>94.09</text:p>
          </table:table-cell>
          <table:table-cell office:value-type="float" office:value="38809">
            <text:p>38809</text:p>
          </table:table-cell>
          <table:table-cell office:value-type="float" office:value="18535.3405633996">
            <text:p>18535.34</text:p>
          </table:table-cell>
          <table:table-cell office:value-type="float" office:value="93.0408289975181">
            <text:p>93.0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202">
            <text:p>202</text:p>
          </table:table-cell>
          <table:table-cell office:value-type="float" office:value="94.4444444444445">
            <text:p>94.44</text:p>
          </table:table-cell>
          <table:table-cell office:value-type="float" office:value="-4.58829878596589">
            <text:p>-4.59</text:p>
          </table:table-cell>
          <table:table-cell office:value-type="float" office:value="89.8561456584786">
            <text:p>89.86</text:p>
          </table:table-cell>
          <table:table-cell office:value-type="float" office:value="40804">
            <text:p>40804</text:p>
          </table:table-cell>
          <table:table-cell office:value-type="float" office:value="18150.9414230127">
            <text:p>18150.94</text:p>
          </table:table-cell>
          <table:table-cell office:value-type="float" office:value="95.8550955603309">
            <text:p>95.8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207">
            <text:p>207</text:p>
          </table:table-cell>
          <table:table-cell office:value-type="float" office:value="97.2222222222222">
            <text:p>97.22</text:p>
          </table:table-cell>
          <table:table-cell office:value-type="float" office:value="3.22282983572222">
            <text:p>3.22</text:p>
          </table:table-cell>
          <table:table-cell office:value-type="float" office:value="100.445052057944">
            <text:p>100.45</text:p>
          </table:table-cell>
          <table:table-cell office:value-type="float" office:value="42849">
            <text:p>42849</text:p>
          </table:table-cell>
          <table:table-cell office:value-type="float" office:value="20792.1257759945">
            <text:p>20792.13</text:p>
          </table:table-cell>
          <table:table-cell office:value-type="float" office:value="98.6693621231437">
            <text:p>98.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12">
            <text:p>212</text:p>
          </table:table-cell>
          <table:table-cell office:value-type="float" office:value="100">
            <text:p>100.00</text:p>
          </table:table-cell>
          <table:table-cell office:value-type="float" office:value="0.957716577686369">
            <text:p>0.96</text:p>
          </table:table-cell>
          <table:table-cell office:value-type="float" office:value="100.957716577686">
            <text:p>100.96</text:p>
          </table:table-cell>
          <table:table-cell office:value-type="float" office:value="44944">
            <text:p>44944</text:p>
          </table:table-cell>
          <table:table-cell office:value-type="float" office:value="21403.0359144695">
            <text:p>21403.04</text:p>
          </table:table-cell>
          <table:table-cell office:value-type="float" office:value="101.483628685956">
            <text:p>101.48</text:p>
          </table:table-cell>
          <table:table-cell table:number-columns-repeated="1014"/>
        </table:table-row>
      </table:table>
      <table:table table:name="LinearCurveFit_YouCanChange" table:style-name="ta1" table:print="false">
        <table:table-column table:style-name="co1" table:default-cell-style-name="Default"/>
        <table:table-column table:style-name="co1" table:number-columns-repeated="3" table:default-cell-style-name="ce2"/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ce5"/>
        <table:table-column table:style-name="co7" table:default-cell-style-name="Default"/>
        <table:table-column table:style-name="co1" table:number-columns-repeated="1015" table:default-cell-style-name="Default"/>
        <table:table-row table:style-name="ro1" table:number-rows-repeated="2">
          <table:table-cell table:style-name="ce1"/>
          <table:table-cell table:style-name="ce3" table:number-columns-repeated="3"/>
          <table:table-cell table:style-name="ce1" table:number-columns-repeated="3"/>
          <table:table-cell table:style-name="ce8"/>
          <table:table-cell table:style-name="ce1" table:number-columns-repeated="1016"/>
        </table:table-row>
        <table:table-row table:style-name="ro2">
          <table:table-cell table:style-name="ce1"/>
          <table:table-cell table:style-name="ce3" table:number-columns-repeated="3"/>
          <table:table-cell table:style-name="ce6" office:value-type="string">
            <text:p>Least Squares Curve Fit for a Line</text:p>
          </table:table-cell>
          <table:table-cell table:style-name="ce1" table:number-columns-repeated="2"/>
          <table:table-cell table:style-name="ce8"/>
          <table:table-cell table:style-name="ce1" table:number-columns-repeated="1016"/>
        </table:table-row>
        <table:table-row table:style-name="ro1">
          <table:table-cell table:style-name="ce1"/>
          <table:table-cell table:style-name="ce3" table:number-columns-repeated="3"/>
          <table:table-cell table:style-name="ce1" table:number-columns-repeated="3"/>
          <table:table-cell table:style-name="ce8"/>
          <table:table-cell table:style-name="ce1" table:number-columns-repeated="1016"/>
        </table:table-row>
        <table:table-row table:style-name="ro3">
          <table:table-cell table:style-name="ce1"/>
          <table:table-cell table:style-name="ce3" table:number-columns-repeated="3"/>
          <table:table-cell table:style-name="ce1" table:number-columns-repeated="3"/>
          <table:table-cell table:style-name="ce8" table:formula="of:=SUM([.C14:.C50])" office:value-type="float" office:value="4514">
            <text:p>4514.00</text:p>
          </table:table-cell>
          <table:table-cell table:style-name="ce1" office:value-type="string">
            <text:p><text:s/>= SumX</text:p>
          </table:table-cell>
          <table:table-cell table:style-name="ce1" table:number-columns-repeated="1015"/>
        </table:table-row>
        <table:table-row table:style-name="ro3">
          <table:table-cell table:style-name="ce1"/>
          <table:table-cell table:style-name="ce3"/>
          <table:table-cell table:style-name="ce3" office:value-type="string">
            <text:p>Derived m =</text:p>
          </table:table-cell>
          <table:table-cell table:style-name="ce4" table:formula="of:=([.H5]*[.H6]-[.B50]*[.H8])/([.H5]*[.H5]-[.B50]*[.H7])" office:value-type="float" office:value="0.544095238530353">
            <text:p>0.5441</text:p>
          </table:table-cell>
          <table:table-cell table:style-name="ce7" table:formula="of:=5/9" office:value-type="float" office:value="0.555555555555556">
            <text:p>0.5556</text:p>
          </table:table-cell>
          <table:table-cell table:style-name="ce1" office:value-type="string">
            <text:p><text:s/>= m</text:p>
          </table:table-cell>
          <table:table-cell table:style-name="ce1"/>
          <table:table-cell table:style-name="ce8" table:formula="of:=SUM([.F14:.F50])" office:value-type="float" office:value="1923.85642403271">
            <text:p>1923.86</text:p>
          </table:table-cell>
          <table:table-cell table:style-name="ce1" office:value-type="string">
            <text:p><text:s/>= SumY'</text:p>
          </table:table-cell>
          <table:table-cell table:style-name="ce1" table:number-columns-repeated="1015"/>
        </table:table-row>
        <table:table-row table:style-name="ro3">
          <table:table-cell table:style-name="ce1"/>
          <table:table-cell table:style-name="ce3"/>
          <table:table-cell table:style-name="ce3" office:value-type="string">
            <text:p>Derived b =</text:p>
          </table:table-cell>
          <table:table-cell table:style-name="ce4" table:formula="of:=([.H6]-[.D6]*[.H5])/[.B50]" office:value-type="float" office:value="-14.3834995322514">
            <text:p>-14.3835</text:p>
          </table:table-cell>
          <table:table-cell table:style-name="ce7" table:formula="of:=-32*5/9" office:value-type="float" office:value="-17.7777777777778">
            <text:p>-17.7778</text:p>
          </table:table-cell>
          <table:table-cell table:style-name="ce1" office:value-type="string">
            <text:p><text:s/>= b</text:p>
          </table:table-cell>
          <table:table-cell table:style-name="ce1"/>
          <table:table-cell table:style-name="ce8" table:formula="of:=SUM([.G14:.G50])" office:value-type="float" office:value="656158">
            <text:p>656158.00</text:p>
          </table:table-cell>
          <table:table-cell table:style-name="ce1" office:value-type="string">
            <text:p><text:s/>= SumX*X</text:p>
          </table:table-cell>
          <table:table-cell table:style-name="ce1" table:number-columns-repeated="1015"/>
        </table:table-row>
        <table:table-row table:style-name="ro3">
          <table:table-cell table:style-name="ce1"/>
          <table:table-cell table:style-name="ce3" table:number-columns-repeated="3"/>
          <table:table-cell table:style-name="ce1" office:value-type="float" office:value="10">
            <text:p>10</text:p>
          </table:table-cell>
          <table:table-cell table:style-name="ce1" office:value-type="string">
            <text:p><text:s/>= Error Magnitude</text:p>
          </table:table-cell>
          <table:table-cell table:style-name="ce1"/>
          <table:table-cell table:style-name="ce8" table:formula="of:=SUM([.H14:.H50])" office:value-type="float" office:value="292085.326635016">
            <text:p>292085.33</text:p>
          </table:table-cell>
          <table:table-cell table:style-name="ce1" office:value-type="string">
            <text:p><text:s/>= SumX*Y</text:p>
          </table:table-cell>
          <table:table-cell table:style-name="ce1" table:number-columns-repeated="1015"/>
        </table:table-row>
        <table:table-row table:style-name="ro1" table:number-rows-repeated="3">
          <table:table-cell table:style-name="ce1"/>
          <table:table-cell table:style-name="ce3" table:number-columns-repeated="3"/>
          <table:table-cell table:style-name="ce1" table:number-columns-repeated="3"/>
          <table:table-cell table:style-name="ce8"/>
          <table:table-cell table:style-name="ce1" table:number-columns-repeated="1016"/>
        </table:table-row>
        <table:table-row table:style-name="ro1">
          <table:table-cell table:style-name="ce1"/>
          <table:table-cell table:style-name="ce3" office:value-type="string">
            <text:p>Count</text:p>
          </table:table-cell>
          <table:table-cell table:style-name="ce3" office:value-type="string">
            <text:p>Deg F</text:p>
          </table:table-cell>
          <table:table-cell table:style-name="ce3" office:value-type="string">
            <text:p>Deg C</text:p>
          </table:table-cell>
          <table:table-cell table:style-name="ce8" office:value-type="string">
            <text:p>Error</text:p>
          </table:table-cell>
          <table:table-cell table:style-name="ce8" office:value-type="string">
            <text:p>Measurement</text:p>
          </table:table-cell>
          <table:table-cell table:style-name="ce3" office:value-type="string">
            <text:p>For Summing</text:p>
          </table:table-cell>
          <table:table-cell table:style-name="ce8" office:value-type="string">
            <text:p>For Summing</text:p>
          </table:table-cell>
          <table:table-cell table:style-name="ce8" office:value-type="string">
            <text:p>Calculated</text:p>
          </table:table-cell>
          <table:table-cell table:style-name="ce1" table:number-columns-repeated="1015"/>
        </table:table-row>
        <table:table-row table:style-name="ro1">
          <table:table-cell table:style-name="ce1"/>
          <table:table-cell table:style-name="ce3" office:value-type="string">
            <text:p>n</text:p>
          </table:table-cell>
          <table:table-cell table:style-name="ce3" office:value-type="string">
            <text:p>X</text:p>
          </table:table-cell>
          <table:table-cell table:style-name="ce3" office:value-type="string">
            <text:p>Y → Linear</text:p>
          </table:table-cell>
          <table:table-cell table:style-name="ce8" office:value-type="string">
            <text:p>e</text:p>
          </table:table-cell>
          <table:table-cell table:style-name="ce8" office:value-type="string">
            <text:p>Y' –&gt; Noise</text:p>
          </table:table-cell>
          <table:table-cell table:style-name="ce3" office:value-type="string">
            <text:p>X*X</text:p>
          </table:table-cell>
          <table:table-cell table:style-name="ce8" office:value-type="string">
            <text:p>X*Y'</text:p>
          </table:table-cell>
          <table:table-cell table:style-name="ce8" office:value-type="string">
            <text:p>Y → From Data</text:p>
          </table:table-cell>
          <table:table-cell table:style-name="ce1"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table:style-name="ce5" table:formula="of:=[.$E$6]*[.C14]+[.$E$7]" office:value-type="float" office:value="0">
            <text:p>0.00</text:p>
          </table:table-cell>
          <table:table-cell table:style-name="ce5" table:formula="of:=RAND()*2*[.$E$8]-[.$E$8]" office:value-type="float" office:value="-5.93634783755988">
            <text:p>-5.94</text:p>
          </table:table-cell>
          <table:table-cell table:style-name="ce5" table:formula="of:=[.$E$6]*[.C14]+[.$E$7]+[.E14]" office:value-type="float" office:value="-5.93634783755988">
            <text:p>-5.94</text:p>
          </table:table-cell>
          <table:table-cell table:style-name="ce2" table:formula="of:=[.C14]*[.C14]" office:value-type="float" office:value="1024">
            <text:p>1024</text:p>
          </table:table-cell>
          <table:table-cell table:formula="of:=[.C14]*[.F14]" office:value-type="float" office:value="-189.963130801916">
            <text:p>-189.96</text:p>
          </table:table-cell>
          <table:table-cell table:style-name="ce5" table:formula="of:=[.$D$6]*[.C14]+[.$D$7]" office:value-type="float" office:value="3.02754810071986">
            <text:p>3.0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[.C14]+5" office:value-type="float" office:value="37">
            <text:p>37</text:p>
          </table:table-cell>
          <table:table-cell table:style-name="ce5" table:formula="of:=[.$E$6]*[.C15]+[.$E$7]" office:value-type="float" office:value="2.77777777777778">
            <text:p>2.78</text:p>
          </table:table-cell>
          <table:table-cell table:style-name="ce5" table:formula="of:=RAND()*2*[.$E$8]-[.$E$8]" office:value-type="float" office:value="4.8372014099732">
            <text:p>4.84</text:p>
          </table:table-cell>
          <table:table-cell table:style-name="ce5" table:formula="of:=[.$E$6]*[.C15]+[.$E$7]+[.E15]" office:value-type="float" office:value="7.61497918775098">
            <text:p>7.61</text:p>
          </table:table-cell>
          <table:table-cell table:style-name="ce2" table:formula="of:=[.C15]*[.C15]" office:value-type="float" office:value="1369">
            <text:p>1369</text:p>
          </table:table-cell>
          <table:table-cell table:formula="of:=[.C15]*[.F15]" office:value-type="float" office:value="281.754229946786">
            <text:p>281.75</text:p>
          </table:table-cell>
          <table:table-cell table:style-name="ce5" table:formula="of:=[.$D$6]*[.C15]+[.$D$7]" office:value-type="float" office:value="5.74802429337163">
            <text:p>5.7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[.C15]+5" office:value-type="float" office:value="42">
            <text:p>42</text:p>
          </table:table-cell>
          <table:table-cell table:style-name="ce5" table:formula="of:=[.$E$6]*[.C16]+[.$E$7]" office:value-type="float" office:value="5.55555555555556">
            <text:p>5.56</text:p>
          </table:table-cell>
          <table:table-cell table:style-name="ce5" table:formula="of:=RAND()*2*[.$E$8]-[.$E$8]" office:value-type="float" office:value="2.03025534749031">
            <text:p>2.03</text:p>
          </table:table-cell>
          <table:table-cell table:style-name="ce5" table:formula="of:=[.$E$6]*[.C16]+[.$E$7]+[.E16]" office:value-type="float" office:value="7.58581090304587">
            <text:p>7.59</text:p>
          </table:table-cell>
          <table:table-cell table:style-name="ce2" table:formula="of:=[.C16]*[.C16]" office:value-type="float" office:value="1764">
            <text:p>1764</text:p>
          </table:table-cell>
          <table:table-cell table:formula="of:=[.C16]*[.F16]" office:value-type="float" office:value="318.604057927926">
            <text:p>318.60</text:p>
          </table:table-cell>
          <table:table-cell table:style-name="ce5" table:formula="of:=[.$D$6]*[.C16]+[.$D$7]" office:value-type="float" office:value="8.46850048602339">
            <text:p>8.4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[.C16]+5" office:value-type="float" office:value="47">
            <text:p>47</text:p>
          </table:table-cell>
          <table:table-cell table:style-name="ce5" table:formula="of:=[.$E$6]*[.C17]+[.$E$7]" office:value-type="float" office:value="8.33333333333333">
            <text:p>8.33</text:p>
          </table:table-cell>
          <table:table-cell table:style-name="ce5" table:formula="of:=RAND()*2*[.$E$8]-[.$E$8]" office:value-type="float" office:value="5.9851004043594">
            <text:p>5.99</text:p>
          </table:table-cell>
          <table:table-cell table:style-name="ce5" table:formula="of:=[.$E$6]*[.C17]+[.$E$7]+[.E17]" office:value-type="float" office:value="14.3184337376927">
            <text:p>14.32</text:p>
          </table:table-cell>
          <table:table-cell table:style-name="ce2" table:formula="of:=[.C17]*[.C17]" office:value-type="float" office:value="2209">
            <text:p>2209</text:p>
          </table:table-cell>
          <table:table-cell table:formula="of:=[.C17]*[.F17]" office:value-type="float" office:value="672.966385671558">
            <text:p>672.97</text:p>
          </table:table-cell>
          <table:table-cell table:style-name="ce5" table:formula="of:=[.$D$6]*[.C17]+[.$D$7]" office:value-type="float" office:value="11.1889766786752">
            <text:p>11.1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[.C17]+5" office:value-type="float" office:value="52">
            <text:p>52</text:p>
          </table:table-cell>
          <table:table-cell table:style-name="ce5" table:formula="of:=[.$E$6]*[.C18]+[.$E$7]" office:value-type="float" office:value="11.1111111111111">
            <text:p>11.11</text:p>
          </table:table-cell>
          <table:table-cell table:style-name="ce5" table:formula="of:=RAND()*2*[.$E$8]-[.$E$8]" office:value-type="float" office:value="3.44567587599158">
            <text:p>3.45</text:p>
          </table:table-cell>
          <table:table-cell table:style-name="ce5" table:formula="of:=[.$E$6]*[.C18]+[.$E$7]+[.E18]" office:value-type="float" office:value="14.5567869871027">
            <text:p>14.56</text:p>
          </table:table-cell>
          <table:table-cell table:style-name="ce2" table:formula="of:=[.C18]*[.C18]" office:value-type="float" office:value="2704">
            <text:p>2704</text:p>
          </table:table-cell>
          <table:table-cell table:formula="of:=[.C18]*[.F18]" office:value-type="float" office:value="756.95292332934">
            <text:p>756.95</text:p>
          </table:table-cell>
          <table:table-cell table:style-name="ce5" table:formula="of:=[.$D$6]*[.C18]+[.$D$7]" office:value-type="float" office:value="13.9094528713269">
            <text:p>13.9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[.C18]+5" office:value-type="float" office:value="57">
            <text:p>57</text:p>
          </table:table-cell>
          <table:table-cell table:style-name="ce5" table:formula="of:=[.$E$6]*[.C19]+[.$E$7]" office:value-type="float" office:value="13.8888888888889">
            <text:p>13.89</text:p>
          </table:table-cell>
          <table:table-cell table:style-name="ce5" table:formula="of:=RAND()*2*[.$E$8]-[.$E$8]" office:value-type="float" office:value="6.06702257879078">
            <text:p>6.07</text:p>
          </table:table-cell>
          <table:table-cell table:style-name="ce5" table:formula="of:=[.$E$6]*[.C19]+[.$E$7]+[.E19]" office:value-type="float" office:value="19.9559114676797">
            <text:p>19.96</text:p>
          </table:table-cell>
          <table:table-cell table:style-name="ce2" table:formula="of:=[.C19]*[.C19]" office:value-type="float" office:value="3249">
            <text:p>3249</text:p>
          </table:table-cell>
          <table:table-cell table:formula="of:=[.C19]*[.F19]" office:value-type="float" office:value="1137.48695365774">
            <text:p>1137.49</text:p>
          </table:table-cell>
          <table:table-cell table:style-name="ce5" table:formula="of:=[.$D$6]*[.C19]+[.$D$7]" office:value-type="float" office:value="16.6299290639787">
            <text:p>16.6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[.C19]+5" office:value-type="float" office:value="62">
            <text:p>62</text:p>
          </table:table-cell>
          <table:table-cell table:style-name="ce5" table:formula="of:=[.$E$6]*[.C20]+[.$E$7]" office:value-type="float" office:value="16.6666666666667">
            <text:p>16.67</text:p>
          </table:table-cell>
          <table:table-cell table:style-name="ce5" table:formula="of:=RAND()*2*[.$E$8]-[.$E$8]" office:value-type="float" office:value="3.01384207326919">
            <text:p>3.01</text:p>
          </table:table-cell>
          <table:table-cell table:style-name="ce5" table:formula="of:=[.$E$6]*[.C20]+[.$E$7]+[.E20]" office:value-type="float" office:value="19.6805087399359">
            <text:p>19.68</text:p>
          </table:table-cell>
          <table:table-cell table:style-name="ce2" table:formula="of:=[.C20]*[.C20]" office:value-type="float" office:value="3844">
            <text:p>3844</text:p>
          </table:table-cell>
          <table:table-cell table:formula="of:=[.C20]*[.F20]" office:value-type="float" office:value="1220.19154187602">
            <text:p>1220.19</text:p>
          </table:table-cell>
          <table:table-cell table:style-name="ce5" table:formula="of:=[.$D$6]*[.C20]+[.$D$7]" office:value-type="float" office:value="19.3504052566305">
            <text:p>19.3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[.C20]+5" office:value-type="float" office:value="67">
            <text:p>67</text:p>
          </table:table-cell>
          <table:table-cell table:style-name="ce5" table:formula="of:=[.$E$6]*[.C21]+[.$E$7]" office:value-type="float" office:value="19.4444444444444">
            <text:p>19.44</text:p>
          </table:table-cell>
          <table:table-cell table:style-name="ce5" table:formula="of:=RAND()*2*[.$E$8]-[.$E$8]" office:value-type="float" office:value="3.94824951887131">
            <text:p>3.95</text:p>
          </table:table-cell>
          <table:table-cell table:style-name="ce5" table:formula="of:=[.$E$6]*[.C21]+[.$E$7]+[.E21]" office:value-type="float" office:value="23.3926939633157">
            <text:p>23.39</text:p>
          </table:table-cell>
          <table:table-cell table:style-name="ce2" table:formula="of:=[.C21]*[.C21]" office:value-type="float" office:value="4489">
            <text:p>4489</text:p>
          </table:table-cell>
          <table:table-cell table:formula="of:=[.C21]*[.F21]" office:value-type="float" office:value="1567.31049554216">
            <text:p>1567.31</text:p>
          </table:table-cell>
          <table:table-cell table:style-name="ce5" table:formula="of:=[.$D$6]*[.C21]+[.$D$7]" office:value-type="float" office:value="22.0708814492822">
            <text:p>22.0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[.C21]+5" office:value-type="float" office:value="72">
            <text:p>72</text:p>
          </table:table-cell>
          <table:table-cell table:style-name="ce5" table:formula="of:=[.$E$6]*[.C22]+[.$E$7]" office:value-type="float" office:value="22.2222222222222">
            <text:p>22.22</text:p>
          </table:table-cell>
          <table:table-cell table:style-name="ce5" table:formula="of:=RAND()*2*[.$E$8]-[.$E$8]" office:value-type="float" office:value="-5.46843186952174">
            <text:p>-5.47</text:p>
          </table:table-cell>
          <table:table-cell table:style-name="ce5" table:formula="of:=[.$E$6]*[.C22]+[.$E$7]+[.E22]" office:value-type="float" office:value="16.7537903527005">
            <text:p>16.75</text:p>
          </table:table-cell>
          <table:table-cell table:style-name="ce2" table:formula="of:=[.C22]*[.C22]" office:value-type="float" office:value="5184">
            <text:p>5184</text:p>
          </table:table-cell>
          <table:table-cell table:formula="of:=[.C22]*[.F22]" office:value-type="float" office:value="1206.27290539444">
            <text:p>1206.27</text:p>
          </table:table-cell>
          <table:table-cell table:style-name="ce5" table:formula="of:=[.$D$6]*[.C22]+[.$D$7]" office:value-type="float" office:value="24.791357641934">
            <text:p>24.7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[.C22]+5" office:value-type="float" office:value="77">
            <text:p>77</text:p>
          </table:table-cell>
          <table:table-cell table:style-name="ce5" table:formula="of:=[.$E$6]*[.C23]+[.$E$7]" office:value-type="float" office:value="25">
            <text:p>25.00</text:p>
          </table:table-cell>
          <table:table-cell table:style-name="ce5" table:formula="of:=RAND()*2*[.$E$8]-[.$E$8]" office:value-type="float" office:value="-5.7997822528705">
            <text:p>-5.80</text:p>
          </table:table-cell>
          <table:table-cell table:style-name="ce5" table:formula="of:=[.$E$6]*[.C23]+[.$E$7]+[.E23]" office:value-type="float" office:value="19.2002177471295">
            <text:p>19.20</text:p>
          </table:table-cell>
          <table:table-cell table:style-name="ce2" table:formula="of:=[.C23]*[.C23]" office:value-type="float" office:value="5929">
            <text:p>5929</text:p>
          </table:table-cell>
          <table:table-cell table:formula="of:=[.C23]*[.F23]" office:value-type="float" office:value="1478.41676652897">
            <text:p>1478.42</text:p>
          </table:table-cell>
          <table:table-cell table:style-name="ce5" table:formula="of:=[.$D$6]*[.C23]+[.$D$7]" office:value-type="float" office:value="27.5118338345858">
            <text:p>27.5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[.C23]+5" office:value-type="float" office:value="82">
            <text:p>82</text:p>
          </table:table-cell>
          <table:table-cell table:style-name="ce5" table:formula="of:=[.$E$6]*[.C24]+[.$E$7]" office:value-type="float" office:value="27.7777777777778">
            <text:p>27.78</text:p>
          </table:table-cell>
          <table:table-cell table:style-name="ce5" table:formula="of:=RAND()*2*[.$E$8]-[.$E$8]" office:value-type="float" office:value="1.51908106636256">
            <text:p>1.52</text:p>
          </table:table-cell>
          <table:table-cell table:style-name="ce5" table:formula="of:=[.$E$6]*[.C24]+[.$E$7]+[.E24]" office:value-type="float" office:value="29.2968588441403">
            <text:p>29.30</text:p>
          </table:table-cell>
          <table:table-cell table:style-name="ce2" table:formula="of:=[.C24]*[.C24]" office:value-type="float" office:value="6724">
            <text:p>6724</text:p>
          </table:table-cell>
          <table:table-cell table:formula="of:=[.C24]*[.F24]" office:value-type="float" office:value="2402.34242521951">
            <text:p>2402.34</text:p>
          </table:table-cell>
          <table:table-cell table:style-name="ce5" table:formula="of:=[.$D$6]*[.C24]+[.$D$7]" office:value-type="float" office:value="30.2323100272375">
            <text:p>30.2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[.C24]+5" office:value-type="float" office:value="87">
            <text:p>87</text:p>
          </table:table-cell>
          <table:table-cell table:style-name="ce5" table:formula="of:=[.$E$6]*[.C25]+[.$E$7]" office:value-type="float" office:value="30.5555555555556">
            <text:p>30.56</text:p>
          </table:table-cell>
          <table:table-cell table:style-name="ce5" table:formula="of:=RAND()*2*[.$E$8]-[.$E$8]" office:value-type="float" office:value="7.13610217440873">
            <text:p>7.14</text:p>
          </table:table-cell>
          <table:table-cell table:style-name="ce5" table:formula="of:=[.$E$6]*[.C25]+[.$E$7]+[.E25]" office:value-type="float" office:value="37.6916577299643">
            <text:p>37.69</text:p>
          </table:table-cell>
          <table:table-cell table:style-name="ce2" table:formula="of:=[.C25]*[.C25]" office:value-type="float" office:value="7569">
            <text:p>7569</text:p>
          </table:table-cell>
          <table:table-cell table:formula="of:=[.C25]*[.F25]" office:value-type="float" office:value="3279.17422250689">
            <text:p>3279.17</text:p>
          </table:table-cell>
          <table:table-cell table:style-name="ce5" table:formula="of:=[.$D$6]*[.C25]+[.$D$7]" office:value-type="float" office:value="32.9527862198893">
            <text:p>32.9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f:=[.C25]+5" office:value-type="float" office:value="92">
            <text:p>92</text:p>
          </table:table-cell>
          <table:table-cell table:style-name="ce5" table:formula="of:=[.$E$6]*[.C26]+[.$E$7]" office:value-type="float" office:value="33.3333333333333">
            <text:p>33.33</text:p>
          </table:table-cell>
          <table:table-cell table:style-name="ce5" table:formula="of:=RAND()*2*[.$E$8]-[.$E$8]" office:value-type="float" office:value="9.7616259381175">
            <text:p>9.76</text:p>
          </table:table-cell>
          <table:table-cell table:style-name="ce5" table:formula="of:=[.$E$6]*[.C26]+[.$E$7]+[.E26]" office:value-type="float" office:value="43.0949592714508">
            <text:p>43.09</text:p>
          </table:table-cell>
          <table:table-cell table:style-name="ce2" table:formula="of:=[.C26]*[.C26]" office:value-type="float" office:value="8464">
            <text:p>8464</text:p>
          </table:table-cell>
          <table:table-cell table:formula="of:=[.C26]*[.F26]" office:value-type="float" office:value="3964.73625297348">
            <text:p>3964.74</text:p>
          </table:table-cell>
          <table:table-cell table:style-name="ce5" table:formula="of:=[.$D$6]*[.C26]+[.$D$7]" office:value-type="float" office:value="35.6732624125411">
            <text:p>35.6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f:=[.C26]+5" office:value-type="float" office:value="97">
            <text:p>97</text:p>
          </table:table-cell>
          <table:table-cell table:style-name="ce5" table:formula="of:=[.$E$6]*[.C27]+[.$E$7]" office:value-type="float" office:value="36.1111111111111">
            <text:p>36.11</text:p>
          </table:table-cell>
          <table:table-cell table:style-name="ce5" table:formula="of:=RAND()*2*[.$E$8]-[.$E$8]" office:value-type="float" office:value="4.63749163784087">
            <text:p>4.64</text:p>
          </table:table-cell>
          <table:table-cell table:style-name="ce5" table:formula="of:=[.$E$6]*[.C27]+[.$E$7]+[.E27]" office:value-type="float" office:value="40.748602748952">
            <text:p>40.75</text:p>
          </table:table-cell>
          <table:table-cell table:style-name="ce2" table:formula="of:=[.C27]*[.C27]" office:value-type="float" office:value="9409">
            <text:p>9409</text:p>
          </table:table-cell>
          <table:table-cell table:formula="of:=[.C27]*[.F27]" office:value-type="float" office:value="3952.61446664834">
            <text:p>3952.61</text:p>
          </table:table-cell>
          <table:table-cell table:style-name="ce5" table:formula="of:=[.$D$6]*[.C27]+[.$D$7]" office:value-type="float" office:value="38.3937386051928">
            <text:p>38.3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[.C27]+5" office:value-type="float" office:value="102">
            <text:p>102</text:p>
          </table:table-cell>
          <table:table-cell table:style-name="ce5" table:formula="of:=[.$E$6]*[.C28]+[.$E$7]" office:value-type="float" office:value="38.8888888888889">
            <text:p>38.89</text:p>
          </table:table-cell>
          <table:table-cell table:style-name="ce5" table:formula="of:=RAND()*2*[.$E$8]-[.$E$8]" office:value-type="float" office:value="6.30283535923809">
            <text:p>6.30</text:p>
          </table:table-cell>
          <table:table-cell table:style-name="ce5" table:formula="of:=[.$E$6]*[.C28]+[.$E$7]+[.E28]" office:value-type="float" office:value="45.191724248127">
            <text:p>45.19</text:p>
          </table:table-cell>
          <table:table-cell table:style-name="ce2" table:formula="of:=[.C28]*[.C28]" office:value-type="float" office:value="10404">
            <text:p>10404</text:p>
          </table:table-cell>
          <table:table-cell table:formula="of:=[.C28]*[.F28]" office:value-type="float" office:value="4609.55587330895">
            <text:p>4609.56</text:p>
          </table:table-cell>
          <table:table-cell table:style-name="ce5" table:formula="of:=[.$D$6]*[.C28]+[.$D$7]" office:value-type="float" office:value="41.1142147978446">
            <text:p>41.1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[.C28]+5" office:value-type="float" office:value="107">
            <text:p>107</text:p>
          </table:table-cell>
          <table:table-cell table:style-name="ce5" table:formula="of:=[.$E$6]*[.C29]+[.$E$7]" office:value-type="float" office:value="41.6666666666667">
            <text:p>41.67</text:p>
          </table:table-cell>
          <table:table-cell table:style-name="ce5" table:formula="of:=RAND()*2*[.$E$8]-[.$E$8]" office:value-type="float" office:value="2.47873150743544">
            <text:p>2.48</text:p>
          </table:table-cell>
          <table:table-cell table:style-name="ce5" table:formula="of:=[.$E$6]*[.C29]+[.$E$7]+[.E29]" office:value-type="float" office:value="44.1453981741021">
            <text:p>44.15</text:p>
          </table:table-cell>
          <table:table-cell table:style-name="ce2" table:formula="of:=[.C29]*[.C29]" office:value-type="float" office:value="11449">
            <text:p>11449</text:p>
          </table:table-cell>
          <table:table-cell table:formula="of:=[.C29]*[.F29]" office:value-type="float" office:value="4723.55760462893">
            <text:p>4723.56</text:p>
          </table:table-cell>
          <table:table-cell table:style-name="ce5" table:formula="of:=[.$D$6]*[.C29]+[.$D$7]" office:value-type="float" office:value="43.8346909904964">
            <text:p>43.8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f:=[.C29]+5" office:value-type="float" office:value="112">
            <text:p>112</text:p>
          </table:table-cell>
          <table:table-cell table:style-name="ce5" table:formula="of:=[.$E$6]*[.C30]+[.$E$7]" office:value-type="float" office:value="44.4444444444444">
            <text:p>44.44</text:p>
          </table:table-cell>
          <table:table-cell table:style-name="ce5" table:formula="of:=RAND()*2*[.$E$8]-[.$E$8]" office:value-type="float" office:value="6.13983632065356">
            <text:p>6.14</text:p>
          </table:table-cell>
          <table:table-cell table:style-name="ce5" table:formula="of:=[.$E$6]*[.C30]+[.$E$7]+[.E30]" office:value-type="float" office:value="50.584280765098">
            <text:p>50.58</text:p>
          </table:table-cell>
          <table:table-cell table:style-name="ce2" table:formula="of:=[.C30]*[.C30]" office:value-type="float" office:value="12544">
            <text:p>12544</text:p>
          </table:table-cell>
          <table:table-cell table:formula="of:=[.C30]*[.F30]" office:value-type="float" office:value="5665.43944569098">
            <text:p>5665.44</text:p>
          </table:table-cell>
          <table:table-cell table:style-name="ce5" table:formula="of:=[.$D$6]*[.C30]+[.$D$7]" office:value-type="float" office:value="46.5551671831481">
            <text:p>46.5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[.C30]+5" office:value-type="float" office:value="117">
            <text:p>117</text:p>
          </table:table-cell>
          <table:table-cell table:style-name="ce5" table:formula="of:=[.$E$6]*[.C31]+[.$E$7]" office:value-type="float" office:value="47.2222222222222">
            <text:p>47.22</text:p>
          </table:table-cell>
          <table:table-cell table:style-name="ce5" table:formula="of:=RAND()*2*[.$E$8]-[.$E$8]" office:value-type="float" office:value="-0.343224066309631">
            <text:p>-0.34</text:p>
          </table:table-cell>
          <table:table-cell table:style-name="ce5" table:formula="of:=[.$E$6]*[.C31]+[.$E$7]+[.E31]" office:value-type="float" office:value="46.8789981559126">
            <text:p>46.88</text:p>
          </table:table-cell>
          <table:table-cell table:style-name="ce2" table:formula="of:=[.C31]*[.C31]" office:value-type="float" office:value="13689">
            <text:p>13689</text:p>
          </table:table-cell>
          <table:table-cell table:formula="of:=[.C31]*[.F31]" office:value-type="float" office:value="5484.84278424177">
            <text:p>5484.84</text:p>
          </table:table-cell>
          <table:table-cell table:style-name="ce5" table:formula="of:=[.$D$6]*[.C31]+[.$D$7]" office:value-type="float" office:value="49.2756433757999">
            <text:p>49.2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[.C31]+5" office:value-type="float" office:value="122">
            <text:p>122</text:p>
          </table:table-cell>
          <table:table-cell table:style-name="ce5" table:formula="of:=[.$E$6]*[.C32]+[.$E$7]" office:value-type="float" office:value="50">
            <text:p>50.00</text:p>
          </table:table-cell>
          <table:table-cell table:style-name="ce5" table:formula="of:=RAND()*2*[.$E$8]-[.$E$8]" office:value-type="float" office:value="1.15822224877775">
            <text:p>1.16</text:p>
          </table:table-cell>
          <table:table-cell table:style-name="ce5" table:formula="of:=[.$E$6]*[.C32]+[.$E$7]+[.E32]" office:value-type="float" office:value="51.1582222487778">
            <text:p>51.16</text:p>
          </table:table-cell>
          <table:table-cell table:style-name="ce2" table:formula="of:=[.C32]*[.C32]" office:value-type="float" office:value="14884">
            <text:p>14884</text:p>
          </table:table-cell>
          <table:table-cell table:formula="of:=[.C32]*[.F32]" office:value-type="float" office:value="6241.30311435089">
            <text:p>6241.30</text:p>
          </table:table-cell>
          <table:table-cell table:style-name="ce5" table:formula="of:=[.$D$6]*[.C32]+[.$D$7]" office:value-type="float" office:value="51.9961195684517">
            <text:p>52.0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[.C32]+5" office:value-type="float" office:value="127">
            <text:p>127</text:p>
          </table:table-cell>
          <table:table-cell table:style-name="ce5" table:formula="of:=[.$E$6]*[.C33]+[.$E$7]" office:value-type="float" office:value="52.7777777777778">
            <text:p>52.78</text:p>
          </table:table-cell>
          <table:table-cell table:style-name="ce5" table:formula="of:=RAND()*2*[.$E$8]-[.$E$8]" office:value-type="float" office:value="9.20820840634406">
            <text:p>9.21</text:p>
          </table:table-cell>
          <table:table-cell table:style-name="ce5" table:formula="of:=[.$E$6]*[.C33]+[.$E$7]+[.E33]" office:value-type="float" office:value="61.9859861841218">
            <text:p>61.99</text:p>
          </table:table-cell>
          <table:table-cell table:style-name="ce2" table:formula="of:=[.C33]*[.C33]" office:value-type="float" office:value="16129">
            <text:p>16129</text:p>
          </table:table-cell>
          <table:table-cell table:formula="of:=[.C33]*[.F33]" office:value-type="float" office:value="7872.22024538347">
            <text:p>7872.22</text:p>
          </table:table-cell>
          <table:table-cell table:style-name="ce5" table:formula="of:=[.$D$6]*[.C33]+[.$D$7]" office:value-type="float" office:value="54.7165957611034">
            <text:p>54.7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1">
            <text:p>21</text:p>
          </table:table-cell>
          <table:table-cell table:formula="of:=[.C33]+5" office:value-type="float" office:value="132">
            <text:p>132</text:p>
          </table:table-cell>
          <table:table-cell table:style-name="ce5" table:formula="of:=[.$E$6]*[.C34]+[.$E$7]" office:value-type="float" office:value="55.5555555555556">
            <text:p>55.56</text:p>
          </table:table-cell>
          <table:table-cell table:style-name="ce5" table:formula="of:=RAND()*2*[.$E$8]-[.$E$8]" office:value-type="float" office:value="2.29363954160362">
            <text:p>2.29</text:p>
          </table:table-cell>
          <table:table-cell table:style-name="ce5" table:formula="of:=[.$E$6]*[.C34]+[.$E$7]+[.E34]" office:value-type="float" office:value="57.8491950971592">
            <text:p>57.85</text:p>
          </table:table-cell>
          <table:table-cell table:style-name="ce2" table:formula="of:=[.C34]*[.C34]" office:value-type="float" office:value="17424">
            <text:p>17424</text:p>
          </table:table-cell>
          <table:table-cell table:formula="of:=[.C34]*[.F34]" office:value-type="float" office:value="7636.09375282501">
            <text:p>7636.09</text:p>
          </table:table-cell>
          <table:table-cell table:style-name="ce5" table:formula="of:=[.$D$6]*[.C34]+[.$D$7]" office:value-type="float" office:value="57.4370719537552">
            <text:p>57.4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f:=[.C34]+5" office:value-type="float" office:value="137">
            <text:p>137</text:p>
          </table:table-cell>
          <table:table-cell table:style-name="ce5" table:formula="of:=[.$E$6]*[.C35]+[.$E$7]" office:value-type="float" office:value="58.3333333333333">
            <text:p>58.33</text:p>
          </table:table-cell>
          <table:table-cell table:style-name="ce5" table:formula="of:=RAND()*2*[.$E$8]-[.$E$8]" office:value-type="float" office:value="9.72770401276648">
            <text:p>9.73</text:p>
          </table:table-cell>
          <table:table-cell table:style-name="ce5" table:formula="of:=[.$E$6]*[.C35]+[.$E$7]+[.E35]" office:value-type="float" office:value="68.0610373460998">
            <text:p>68.06</text:p>
          </table:table-cell>
          <table:table-cell table:style-name="ce2" table:formula="of:=[.C35]*[.C35]" office:value-type="float" office:value="18769">
            <text:p>18769</text:p>
          </table:table-cell>
          <table:table-cell table:formula="of:=[.C35]*[.F35]" office:value-type="float" office:value="9324.36211641568">
            <text:p>9324.36</text:p>
          </table:table-cell>
          <table:table-cell table:style-name="ce5" table:formula="of:=[.$D$6]*[.C35]+[.$D$7]" office:value-type="float" office:value="60.157548146407">
            <text:p>60.1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3">
            <text:p>23</text:p>
          </table:table-cell>
          <table:table-cell table:formula="of:=[.C35]+5" office:value-type="float" office:value="142">
            <text:p>142</text:p>
          </table:table-cell>
          <table:table-cell table:style-name="ce5" table:formula="of:=[.$E$6]*[.C36]+[.$E$7]" office:value-type="float" office:value="61.1111111111111">
            <text:p>61.11</text:p>
          </table:table-cell>
          <table:table-cell table:style-name="ce5" table:formula="of:=RAND()*2*[.$E$8]-[.$E$8]" office:value-type="float" office:value="-8.52653841953725">
            <text:p>-8.53</text:p>
          </table:table-cell>
          <table:table-cell table:style-name="ce5" table:formula="of:=[.$E$6]*[.C36]+[.$E$7]+[.E36]" office:value-type="float" office:value="52.5845726915739">
            <text:p>52.58</text:p>
          </table:table-cell>
          <table:table-cell table:style-name="ce2" table:formula="of:=[.C36]*[.C36]" office:value-type="float" office:value="20164">
            <text:p>20164</text:p>
          </table:table-cell>
          <table:table-cell table:formula="of:=[.C36]*[.F36]" office:value-type="float" office:value="7467.00932220349">
            <text:p>7467.01</text:p>
          </table:table-cell>
          <table:table-cell table:style-name="ce5" table:formula="of:=[.$D$6]*[.C36]+[.$D$7]" office:value-type="float" office:value="62.8780243390587">
            <text:p>62.8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f:=[.C36]+5" office:value-type="float" office:value="147">
            <text:p>147</text:p>
          </table:table-cell>
          <table:table-cell table:style-name="ce5" table:formula="of:=[.$E$6]*[.C37]+[.$E$7]" office:value-type="float" office:value="63.8888888888889">
            <text:p>63.89</text:p>
          </table:table-cell>
          <table:table-cell table:style-name="ce5" table:formula="of:=RAND()*2*[.$E$8]-[.$E$8]" office:value-type="float" office:value="1.33614011574537">
            <text:p>1.34</text:p>
          </table:table-cell>
          <table:table-cell table:style-name="ce5" table:formula="of:=[.$E$6]*[.C37]+[.$E$7]+[.E37]" office:value-type="float" office:value="65.2250290046343">
            <text:p>65.23</text:p>
          </table:table-cell>
          <table:table-cell table:style-name="ce2" table:formula="of:=[.C37]*[.C37]" office:value-type="float" office:value="21609">
            <text:p>21609</text:p>
          </table:table-cell>
          <table:table-cell table:formula="of:=[.C37]*[.F37]" office:value-type="float" office:value="9588.07926368124">
            <text:p>9588.08</text:p>
          </table:table-cell>
          <table:table-cell table:style-name="ce5" table:formula="of:=[.$D$6]*[.C37]+[.$D$7]" office:value-type="float" office:value="65.5985005317105">
            <text:p>65.6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f:=[.C37]+5" office:value-type="float" office:value="152">
            <text:p>152</text:p>
          </table:table-cell>
          <table:table-cell table:style-name="ce5" table:formula="of:=[.$E$6]*[.C38]+[.$E$7]" office:value-type="float" office:value="66.6666666666667">
            <text:p>66.67</text:p>
          </table:table-cell>
          <table:table-cell table:style-name="ce5" table:formula="of:=RAND()*2*[.$E$8]-[.$E$8]" office:value-type="float" office:value="-6.74731734674424">
            <text:p>-6.75</text:p>
          </table:table-cell>
          <table:table-cell table:style-name="ce5" table:formula="of:=[.$E$6]*[.C38]+[.$E$7]+[.E38]" office:value-type="float" office:value="59.9193493199224">
            <text:p>59.92</text:p>
          </table:table-cell>
          <table:table-cell table:style-name="ce2" table:formula="of:=[.C38]*[.C38]" office:value-type="float" office:value="23104">
            <text:p>23104</text:p>
          </table:table-cell>
          <table:table-cell table:formula="of:=[.C38]*[.F38]" office:value-type="float" office:value="9107.74109662821">
            <text:p>9107.74</text:p>
          </table:table-cell>
          <table:table-cell table:style-name="ce5" table:formula="of:=[.$D$6]*[.C38]+[.$D$7]" office:value-type="float" office:value="68.3189767243622">
            <text:p>68.3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6">
            <text:p>26</text:p>
          </table:table-cell>
          <table:table-cell table:formula="of:=[.C38]+5" office:value-type="float" office:value="157">
            <text:p>157</text:p>
          </table:table-cell>
          <table:table-cell table:style-name="ce5" table:formula="of:=[.$E$6]*[.C39]+[.$E$7]" office:value-type="float" office:value="69.4444444444445">
            <text:p>69.44</text:p>
          </table:table-cell>
          <table:table-cell table:style-name="ce5" table:formula="of:=RAND()*2*[.$E$8]-[.$E$8]" office:value-type="float" office:value="5.88839366100729">
            <text:p>5.89</text:p>
          </table:table-cell>
          <table:table-cell table:style-name="ce5" table:formula="of:=[.$E$6]*[.C39]+[.$E$7]+[.E39]" office:value-type="float" office:value="75.3328381054517">
            <text:p>75.33</text:p>
          </table:table-cell>
          <table:table-cell table:style-name="ce2" table:formula="of:=[.C39]*[.C39]" office:value-type="float" office:value="24649">
            <text:p>24649</text:p>
          </table:table-cell>
          <table:table-cell table:formula="of:=[.C39]*[.F39]" office:value-type="float" office:value="11827.2555825559">
            <text:p>11827.26</text:p>
          </table:table-cell>
          <table:table-cell table:style-name="ce5" table:formula="of:=[.$D$6]*[.C39]+[.$D$7]" office:value-type="float" office:value="71.039452917014">
            <text:p>71.0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7">
            <text:p>27</text:p>
          </table:table-cell>
          <table:table-cell table:formula="of:=[.C39]+5" office:value-type="float" office:value="162">
            <text:p>162</text:p>
          </table:table-cell>
          <table:table-cell table:style-name="ce5" table:formula="of:=[.$E$6]*[.C40]+[.$E$7]" office:value-type="float" office:value="72.2222222222222">
            <text:p>72.22</text:p>
          </table:table-cell>
          <table:table-cell table:style-name="ce5" table:formula="of:=RAND()*2*[.$E$8]-[.$E$8]" office:value-type="float" office:value="2.66583361662924">
            <text:p>2.67</text:p>
          </table:table-cell>
          <table:table-cell table:style-name="ce5" table:formula="of:=[.$E$6]*[.C40]+[.$E$7]+[.E40]" office:value-type="float" office:value="74.8880558388515">
            <text:p>74.89</text:p>
          </table:table-cell>
          <table:table-cell table:style-name="ce2" table:formula="of:=[.C40]*[.C40]" office:value-type="float" office:value="26244">
            <text:p>26244</text:p>
          </table:table-cell>
          <table:table-cell table:formula="of:=[.C40]*[.F40]" office:value-type="float" office:value="12131.8650458939">
            <text:p>12131.87</text:p>
          </table:table-cell>
          <table:table-cell table:style-name="ce5" table:formula="of:=[.$D$6]*[.C40]+[.$D$7]" office:value-type="float" office:value="73.7599291096658">
            <text:p>73.7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8">
            <text:p>28</text:p>
          </table:table-cell>
          <table:table-cell table:formula="of:=[.C40]+5" office:value-type="float" office:value="167">
            <text:p>167</text:p>
          </table:table-cell>
          <table:table-cell table:style-name="ce5" table:formula="of:=[.$E$6]*[.C41]+[.$E$7]" office:value-type="float" office:value="75">
            <text:p>75.00</text:p>
          </table:table-cell>
          <table:table-cell table:style-name="ce5" table:formula="of:=RAND()*2*[.$E$8]-[.$E$8]" office:value-type="float" office:value="-7.89183151442558">
            <text:p>-7.89</text:p>
          </table:table-cell>
          <table:table-cell table:style-name="ce5" table:formula="of:=[.$E$6]*[.C41]+[.$E$7]+[.E41]" office:value-type="float" office:value="67.1081684855744">
            <text:p>67.11</text:p>
          </table:table-cell>
          <table:table-cell table:style-name="ce2" table:formula="of:=[.C41]*[.C41]" office:value-type="float" office:value="27889">
            <text:p>27889</text:p>
          </table:table-cell>
          <table:table-cell table:formula="of:=[.C41]*[.F41]" office:value-type="float" office:value="11207.0641370909">
            <text:p>11207.06</text:p>
          </table:table-cell>
          <table:table-cell table:style-name="ce5" table:formula="of:=[.$D$6]*[.C41]+[.$D$7]" office:value-type="float" office:value="76.4804053023175">
            <text:p>76.4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9">
            <text:p>29</text:p>
          </table:table-cell>
          <table:table-cell table:formula="of:=[.C41]+5" office:value-type="float" office:value="172">
            <text:p>172</text:p>
          </table:table-cell>
          <table:table-cell table:style-name="ce5" table:formula="of:=[.$E$6]*[.C42]+[.$E$7]" office:value-type="float" office:value="77.7777777777778">
            <text:p>77.78</text:p>
          </table:table-cell>
          <table:table-cell table:style-name="ce5" table:formula="of:=RAND()*2*[.$E$8]-[.$E$8]" office:value-type="float" office:value="7.87032749969512">
            <text:p>7.87</text:p>
          </table:table-cell>
          <table:table-cell table:style-name="ce5" table:formula="of:=[.$E$6]*[.C42]+[.$E$7]+[.E42]" office:value-type="float" office:value="85.6481052774729">
            <text:p>85.65</text:p>
          </table:table-cell>
          <table:table-cell table:style-name="ce2" table:formula="of:=[.C42]*[.C42]" office:value-type="float" office:value="29584">
            <text:p>29584</text:p>
          </table:table-cell>
          <table:table-cell table:formula="of:=[.C42]*[.F42]" office:value-type="float" office:value="14731.4741077253">
            <text:p>14731.47</text:p>
          </table:table-cell>
          <table:table-cell table:style-name="ce5" table:formula="of:=[.$D$6]*[.C42]+[.$D$7]" office:value-type="float" office:value="79.2008814949693">
            <text:p>79.2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f:=[.C42]+5" office:value-type="float" office:value="177">
            <text:p>177</text:p>
          </table:table-cell>
          <table:table-cell table:style-name="ce5" table:formula="of:=[.$E$6]*[.C43]+[.$E$7]" office:value-type="float" office:value="80.5555555555556">
            <text:p>80.56</text:p>
          </table:table-cell>
          <table:table-cell table:style-name="ce5" table:formula="of:=RAND()*2*[.$E$8]-[.$E$8]" office:value-type="float" office:value="-0.878740302287042">
            <text:p>-0.88</text:p>
          </table:table-cell>
          <table:table-cell table:style-name="ce5" table:formula="of:=[.$E$6]*[.C43]+[.$E$7]+[.E43]" office:value-type="float" office:value="79.6768152532685">
            <text:p>79.68</text:p>
          </table:table-cell>
          <table:table-cell table:style-name="ce2" table:formula="of:=[.C43]*[.C43]" office:value-type="float" office:value="31329">
            <text:p>31329</text:p>
          </table:table-cell>
          <table:table-cell table:formula="of:=[.C43]*[.F43]" office:value-type="float" office:value="14102.7962998285">
            <text:p>14102.80</text:p>
          </table:table-cell>
          <table:table-cell table:style-name="ce5" table:formula="of:=[.$D$6]*[.C43]+[.$D$7]" office:value-type="float" office:value="81.9213576876211">
            <text:p>81.9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1">
            <text:p>31</text:p>
          </table:table-cell>
          <table:table-cell table:formula="of:=[.C43]+5" office:value-type="float" office:value="182">
            <text:p>182</text:p>
          </table:table-cell>
          <table:table-cell table:style-name="ce5" table:formula="of:=[.$E$6]*[.C44]+[.$E$7]" office:value-type="float" office:value="83.3333333333333">
            <text:p>83.33</text:p>
          </table:table-cell>
          <table:table-cell table:style-name="ce5" table:formula="of:=RAND()*2*[.$E$8]-[.$E$8]" office:value-type="float" office:value="-1.1701584700495">
            <text:p>-1.17</text:p>
          </table:table-cell>
          <table:table-cell table:style-name="ce5" table:formula="of:=[.$E$6]*[.C44]+[.$E$7]+[.E44]" office:value-type="float" office:value="82.1631748632838">
            <text:p>82.16</text:p>
          </table:table-cell>
          <table:table-cell table:style-name="ce2" table:formula="of:=[.C44]*[.C44]" office:value-type="float" office:value="33124">
            <text:p>33124</text:p>
          </table:table-cell>
          <table:table-cell table:formula="of:=[.C44]*[.F44]" office:value-type="float" office:value="14953.6978251177">
            <text:p>14953.70</text:p>
          </table:table-cell>
          <table:table-cell table:style-name="ce5" table:formula="of:=[.$D$6]*[.C44]+[.$D$7]" office:value-type="float" office:value="84.6418338802728">
            <text:p>84.6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[.C44]+5" office:value-type="float" office:value="187">
            <text:p>187</text:p>
          </table:table-cell>
          <table:table-cell table:style-name="ce5" table:formula="of:=[.$E$6]*[.C45]+[.$E$7]" office:value-type="float" office:value="86.1111111111111">
            <text:p>86.11</text:p>
          </table:table-cell>
          <table:table-cell table:style-name="ce5" table:formula="of:=RAND()*2*[.$E$8]-[.$E$8]" office:value-type="float" office:value="4.0383127424866">
            <text:p>4.04</text:p>
          </table:table-cell>
          <table:table-cell table:style-name="ce5" table:formula="of:=[.$E$6]*[.C45]+[.$E$7]+[.E45]" office:value-type="float" office:value="90.1494238535977">
            <text:p>90.15</text:p>
          </table:table-cell>
          <table:table-cell table:style-name="ce2" table:formula="of:=[.C45]*[.C45]" office:value-type="float" office:value="34969">
            <text:p>34969</text:p>
          </table:table-cell>
          <table:table-cell table:formula="of:=[.C45]*[.F45]" office:value-type="float" office:value="16857.9422606228">
            <text:p>16857.94</text:p>
          </table:table-cell>
          <table:table-cell table:style-name="ce5" table:formula="of:=[.$D$6]*[.C45]+[.$D$7]" office:value-type="float" office:value="87.3623100729246">
            <text:p>87.3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3">
            <text:p>33</text:p>
          </table:table-cell>
          <table:table-cell table:formula="of:=[.C45]+5" office:value-type="float" office:value="192">
            <text:p>192</text:p>
          </table:table-cell>
          <table:table-cell table:style-name="ce5" table:formula="of:=[.$E$6]*[.C46]+[.$E$7]" office:value-type="float" office:value="88.8888888888889">
            <text:p>88.89</text:p>
          </table:table-cell>
          <table:table-cell table:style-name="ce5" table:formula="of:=RAND()*2*[.$E$8]-[.$E$8]" office:value-type="float" office:value="8.2523167738691">
            <text:p>8.25</text:p>
          </table:table-cell>
          <table:table-cell table:style-name="ce5" table:formula="of:=[.$E$6]*[.C46]+[.$E$7]+[.E46]" office:value-type="float" office:value="97.141205662758">
            <text:p>97.14</text:p>
          </table:table-cell>
          <table:table-cell table:style-name="ce2" table:formula="of:=[.C46]*[.C46]" office:value-type="float" office:value="36864">
            <text:p>36864</text:p>
          </table:table-cell>
          <table:table-cell table:formula="of:=[.C46]*[.F46]" office:value-type="float" office:value="18651.1114872495">
            <text:p>18651.11</text:p>
          </table:table-cell>
          <table:table-cell table:style-name="ce5" table:formula="of:=[.$D$6]*[.C46]+[.$D$7]" office:value-type="float" office:value="90.0827862655764">
            <text:p>90.0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4">
            <text:p>34</text:p>
          </table:table-cell>
          <table:table-cell table:formula="of:=[.C46]+5" office:value-type="float" office:value="197">
            <text:p>197</text:p>
          </table:table-cell>
          <table:table-cell table:style-name="ce5" table:formula="of:=[.$E$6]*[.C47]+[.$E$7]" office:value-type="float" office:value="91.6666666666667">
            <text:p>91.67</text:p>
          </table:table-cell>
          <table:table-cell table:style-name="ce5" table:formula="of:=RAND()*2*[.$E$8]-[.$E$8]" office:value-type="float" office:value="2.71467252168804">
            <text:p>2.71</text:p>
          </table:table-cell>
          <table:table-cell table:style-name="ce5" table:formula="of:=[.$E$6]*[.C47]+[.$E$7]+[.E47]" office:value-type="float" office:value="94.3813391883547">
            <text:p>94.38</text:p>
          </table:table-cell>
          <table:table-cell table:style-name="ce2" table:formula="of:=[.C47]*[.C47]" office:value-type="float" office:value="38809">
            <text:p>38809</text:p>
          </table:table-cell>
          <table:table-cell table:formula="of:=[.C47]*[.F47]" office:value-type="float" office:value="18593.1238201059">
            <text:p>18593.12</text:p>
          </table:table-cell>
          <table:table-cell table:style-name="ce5" table:formula="of:=[.$D$6]*[.C47]+[.$D$7]" office:value-type="float" office:value="92.8032624582282">
            <text:p>92.8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5">
            <text:p>35</text:p>
          </table:table-cell>
          <table:table-cell table:formula="of:=[.C47]+5" office:value-type="float" office:value="202">
            <text:p>202</text:p>
          </table:table-cell>
          <table:table-cell table:style-name="ce5" table:formula="of:=[.$E$6]*[.C48]+[.$E$7]" office:value-type="float" office:value="94.4444444444445">
            <text:p>94.44</text:p>
          </table:table-cell>
          <table:table-cell table:style-name="ce5" table:formula="of:=RAND()*2*[.$E$8]-[.$E$8]" office:value-type="float" office:value="-4.74917868152261">
            <text:p>-4.75</text:p>
          </table:table-cell>
          <table:table-cell table:style-name="ce5" table:formula="of:=[.$E$6]*[.C48]+[.$E$7]+[.E48]" office:value-type="float" office:value="89.6952657629219">
            <text:p>89.70</text:p>
          </table:table-cell>
          <table:table-cell table:style-name="ce2" table:formula="of:=[.C48]*[.C48]" office:value-type="float" office:value="40804">
            <text:p>40804</text:p>
          </table:table-cell>
          <table:table-cell table:formula="of:=[.C48]*[.F48]" office:value-type="float" office:value="18118.4436841102">
            <text:p>18118.44</text:p>
          </table:table-cell>
          <table:table-cell table:style-name="ce5" table:formula="of:=[.$D$6]*[.C48]+[.$D$7]" office:value-type="float" office:value="95.5237386508799">
            <text:p>95.5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6">
            <text:p>36</text:p>
          </table:table-cell>
          <table:table-cell table:formula="of:=[.C48]+5" office:value-type="float" office:value="207">
            <text:p>207</text:p>
          </table:table-cell>
          <table:table-cell table:style-name="ce5" table:formula="of:=[.$E$6]*[.C49]+[.$E$7]" office:value-type="float" office:value="97.2222222222222">
            <text:p>97.22</text:p>
          </table:table-cell>
          <table:table-cell table:style-name="ce5" table:formula="of:=RAND()*2*[.$E$8]-[.$E$8]" office:value-type="float" office:value="-9.46459032595158">
            <text:p>-9.46</text:p>
          </table:table-cell>
          <table:table-cell table:style-name="ce5" table:formula="of:=[.$E$6]*[.C49]+[.$E$7]+[.E49]" office:value-type="float" office:value="87.7576318962707">
            <text:p>87.76</text:p>
          </table:table-cell>
          <table:table-cell table:style-name="ce2" table:formula="of:=[.C49]*[.C49]" office:value-type="float" office:value="42849">
            <text:p>42849</text:p>
          </table:table-cell>
          <table:table-cell table:formula="of:=[.C49]*[.F49]" office:value-type="float" office:value="18165.829802528">
            <text:p>18165.83</text:p>
          </table:table-cell>
          <table:table-cell table:style-name="ce5" table:formula="of:=[.$D$6]*[.C49]+[.$D$7]" office:value-type="float" office:value="98.2442148435317">
            <text:p>98.2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7">
            <text:p>37</text:p>
          </table:table-cell>
          <table:table-cell table:formula="of:=[.C49]+5" office:value-type="float" office:value="212">
            <text:p>212</text:p>
          </table:table-cell>
          <table:table-cell table:style-name="ce5" table:formula="of:=[.$E$6]*[.C50]+[.$E$7]" office:value-type="float" office:value="100">
            <text:p>100.00</text:p>
          </table:table-cell>
          <table:table-cell table:style-name="ce5" table:formula="of:=RAND()*2*[.$E$8]-[.$E$8]" office:value-type="float" office:value="8.37574276607484">
            <text:p>8.38</text:p>
          </table:table-cell>
          <table:table-cell table:style-name="ce5" table:formula="of:=[.$E$6]*[.C50]+[.$E$7]+[.E50]" office:value-type="float" office:value="108.375742766075">
            <text:p>108.38</text:p>
          </table:table-cell>
          <table:table-cell table:style-name="ce2" table:formula="of:=[.C50]*[.C50]" office:value-type="float" office:value="44944">
            <text:p>44944</text:p>
          </table:table-cell>
          <table:table-cell table:formula="of:=[.C50]*[.F50]" office:value-type="float" office:value="22975.6574664079">
            <text:p>22975.66</text:p>
          </table:table-cell>
          <table:table-cell table:style-name="ce5" table:formula="of:=[.$D$6]*[.C50]+[.$D$7]" office:value-type="float" office:value="100.964691036183">
            <text:p>100.96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"/>
          <table:table-cell office:value-type="string">
            <text:p><text:s/></text:p>
          </table:table-cell>
          <table:table-cell table:number-columns-repeated="1013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otData" table:style-name="ta1" table:print="false">
        <table:table-column table:style-name="co1" table:default-cell-style-name="Default"/>
        <table:table-row table:style-name="ro1">
          <table:table-cell>
            <draw:frame table:end-cell-address="PlotData.L30" table:end-x="0.022in" table:end-y="0.178in" draw:z-index="0" draw:style-name="gr1" draw:text-style-name="P1" svg:width="9.8012in" svg:height="5.3055in" svg:x="0in" svg:y="0.0287in">
              <draw:object draw:notify-on-update-of-ranges="LinearCurveFit_YouCanChange.C14:LinearCurveFit_YouCanChange.C50 LinearCurveFit_YouCanChange.D13:LinearCurveFit_YouCanChange.D13 LinearCurveFit_YouCanChange.D14:LinearCurveFit_YouCanChange.D50 LinearCurveFit_YouCanChange.C14:LinearCurveFit_YouCanChange.C50 LinearCurveFit_YouCanChange.F12:LinearCurveFit_YouCanChange.F13 LinearCurveFit_YouCanChange.F14:LinearCurveFit_YouCanChange.F50 LinearCurveFit_YouCanChange.C14:LinearCurveFit_YouCanChange.C50 LinearCurveFit_YouCanChange.I12:LinearCurveFit_YouCanChange.I13 LinearCurveFit_YouCanChange.I14:LinearCurveFit_YouCanChange.I5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-X="1" style:scale-to-Y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22">10/22/2023</text:date>, <text:time>23:13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1T14:12:39.16</meta:creation-date>
    <meta:editing-duration>PT4H57M54S</meta:editing-duration>
    <meta:editing-cycles>16</meta:editing-cycles>
    <meta:generator>OpenOffice/4.1.14$Win32 OpenOffice.org_project/4114m1$Build-9811</meta:generator>
    <meta:initial-creator>RCC RCCD</meta:initial-creator>
    <dc:date>2023-10-22T23:13:51.01</dc:date>
    <dc:creator>Eduardo Murillo</dc:creator>
    <meta:document-statistic meta:table-count="3" meta:cell-count="70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220" chart:interval-major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display-label="true" chart:logarithmic="false" chart:interval-major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2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2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2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896cm" svg:height="13.477cm" xlink:href=".." xlink:type="simple" chart:class="chart:scatter" chart:style-name="ch1">
        <chart:title svg:x="10.036cm" svg:y="0.405cm" chart:style-name="ch2">
          <text:p>Least Squares Curve Fit</text:p>
        </chart:title>
        <chart:subtitle svg:x="9.295cm" svg:y="1.453cm" chart:style-name="ch3">
          <text:p>Temperature Fahrenheit vs. Celsius</text:p>
        </chart:subtitle>
        <chart:legend chart:legend-position="end" svg:x="19.424cm" svg:y="5.902cm" style:legend-expansion="high" chart:style-name="ch4"/>
        <chart:plot-area chart:style-name="ch5" table:cell-range-address="LinearCurveFit_YouCanChange.C14:LinearCurveFit_YouCanChange.D50 LinearCurveFit_YouCanChange.D13:LinearCurveFit_YouCanChange.D13 LinearCurveFit_YouCanChange.F12:LinearCurveFit_YouCanChange.F50 LinearCurveFit_YouCanChange.I12:LinearCurveFit_YouCanChange.I50" chart:data-source-has-labels="row" svg:x="1.535cm" svg:y="2.674cm" svg:width="16.895cm" svg:height="9.526cm">
          <chartooo:coordinate-region svg:x="2.818cm" svg:y="2.886cm" svg:width="15.332cm" svg:height="9.102cm"/>
          <chart:axis chart:dimension="x" chart:name="primary-x" chart:style-name="ch6">
            <chart:title svg:x="8.562cm" svg:y="12.47cm" chart:style-name="ch7">
              <text:p>Degree Fahrenheit</text:p>
            </chart:title>
            <chart:grid chart:style-name="ch8" chart:class="major"/>
          </chart:axis>
          <chart:axis chart:dimension="y" chart:name="primary-y" chart:style-name="ch9">
            <chart:title svg:x="0.451cm" svg:y="8.738cm" chart:style-name="ch10">
              <text:p>Degree Celsisus</text:p>
            </chart:title>
            <chart:grid chart:style-name="ch8" chart:class="major"/>
          </chart:axis>
          <chart:series chart:style-name="ch11" chart:values-cell-range-address="LinearCurveFit_YouCanChange.D14:LinearCurveFit_YouCanChange.D50" chart:label-cell-address="LinearCurveFit_YouCanChange.D13:LinearCurveFit_YouCanChange.D13" chart:class="chart:scatter">
            <chart:domain table:cell-range-address="LinearCurveFit_YouCanChange.C14:LinearCurveFit_YouCanChange.C50"/>
            <chart:data-point chart:repeated="37"/>
          </chart:series>
          <chart:series chart:style-name="ch12" chart:values-cell-range-address="LinearCurveFit_YouCanChange.F14:LinearCurveFit_YouCanChange.F50" chart:label-cell-address="LinearCurveFit_YouCanChange.F12:LinearCurveFit_YouCanChange.F13" chart:class="chart:scatter">
            <chart:data-point chart:repeated="37"/>
          </chart:series>
          <chart:series chart:style-name="ch13" chart:values-cell-range-address="LinearCurveFit_YouCanChange.I14:LinearCurveFit_YouCanChange.I50" chart:label-cell-address="LinearCurveFit_YouCanChange.I12:LinearCurveFit_YouCanChange.I13" chart:class="chart:scatter">
            <chart:data-point chart:repeated="3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 → Linear</text:p>
                <draw:g>
                  <svg:desc>LinearCurveFit_YouCanChange.D13:LinearCurveFit_YouCanChange.D13</svg:desc>
                </draw:g>
              </table:table-cell>
              <table:table-cell office:value-type="string">
                <text:p>Measurement Y' –&gt; Noise</text:p>
                <text:list>
                  <text:list-item>
                    <text:p>Measurement</text:p>
                  </text:list-item>
                  <text:list-item>
                    <text:p>Y' –&gt; Noise</text:p>
                  </text:list-item>
                </text:list>
                <draw:g>
                  <svg:desc>LinearCurveFit_YouCanChange.F12:LinearCurveFit_YouCanChange.F13</svg:desc>
                </draw:g>
              </table:table-cell>
              <table:table-cell office:value-type="string">
                <text:p>Calculated Y → From Data</text:p>
                <text:list>
                  <text:list-item>
                    <text:p>Calculated</text:p>
                  </text:list-item>
                  <text:list-item>
                    <text:p>Y → From Data</text:p>
                  </text:list-item>
                </text:list>
                <draw:g>
                  <svg:desc>LinearCurveFit_YouCanChange.I12:LinearCurveFit_YouCanChange.I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LinearCurveFit_YouCanChange.C14:LinearCurveFit_YouCanChange.C50</svg:desc>
                </draw:g>
              </table:table-cell>
              <table:table-cell office:value-type="float" office:value="0">
                <text:p>0</text:p>
                <draw:g>
                  <svg:desc>LinearCurveFit_YouCanChange.D14:LinearCurveFit_YouCanChange.D50</svg:desc>
                </draw:g>
              </table:table-cell>
              <table:table-cell office:value-type="float" office:value="-5.93634783755988">
                <text:p>-5.93634783755988</text:p>
                <draw:g>
                  <svg:desc>LinearCurveFit_YouCanChange.F14:LinearCurveFit_YouCanChange.F50</svg:desc>
                </draw:g>
              </table:table-cell>
              <table:table-cell office:value-type="float" office:value="3.02754810071986">
                <text:p>3.02754810071986</text:p>
                <draw:g>
                  <svg:desc>LinearCurveFit_YouCanChange.I14:LinearCurveFit_YouCanChange.I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">
                <text:p>37</text:p>
              </table:table-cell>
              <table:table-cell office:value-type="float" office:value="2.77777777777778">
                <text:p>2.77777777777778</text:p>
              </table:table-cell>
              <table:table-cell office:value-type="float" office:value="7.61497918775098">
                <text:p>7.61497918775098</text:p>
              </table:table-cell>
              <table:table-cell office:value-type="float" office:value="5.74802429337163">
                <text:p>5.748024293371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">
                <text:p>42</text:p>
              </table:table-cell>
              <table:table-cell office:value-type="float" office:value="5.55555555555556">
                <text:p>5.55555555555556</text:p>
              </table:table-cell>
              <table:table-cell office:value-type="float" office:value="7.58581090304587">
                <text:p>7.58581090304587</text:p>
              </table:table-cell>
              <table:table-cell office:value-type="float" office:value="8.46850048602339">
                <text:p>8.468500486023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">
                <text:p>47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14.3184337376927">
                <text:p>14.3184337376927</text:p>
              </table:table-cell>
              <table:table-cell office:value-type="float" office:value="11.1889766786752">
                <text:p>11.18897667867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14.5567869871027">
                <text:p>14.5567869871027</text:p>
              </table:table-cell>
              <table:table-cell office:value-type="float" office:value="13.9094528713269">
                <text:p>13.90945287132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">
                <text:p>57</text:p>
              </table:table-cell>
              <table:table-cell office:value-type="float" office:value="13.8888888888889">
                <text:p>13.8888888888889</text:p>
              </table:table-cell>
              <table:table-cell office:value-type="float" office:value="19.9559114676797">
                <text:p>19.9559114676797</text:p>
              </table:table-cell>
              <table:table-cell office:value-type="float" office:value="16.6299290639787">
                <text:p>16.62992906397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19.6805087399359">
                <text:p>19.6805087399359</text:p>
              </table:table-cell>
              <table:table-cell office:value-type="float" office:value="19.3504052566305">
                <text:p>19.35040525663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">
                <text:p>67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23.3926939633157">
                <text:p>23.3926939633157</text:p>
              </table:table-cell>
              <table:table-cell office:value-type="float" office:value="22.0708814492822">
                <text:p>22.07088144928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">
                <text:p>72</text:p>
              </table:table-cell>
              <table:table-cell office:value-type="float" office:value="22.2222222222222">
                <text:p>22.2222222222222</text:p>
              </table:table-cell>
              <table:table-cell office:value-type="float" office:value="16.7537903527005">
                <text:p>16.7537903527005</text:p>
              </table:table-cell>
              <table:table-cell office:value-type="float" office:value="24.791357641934">
                <text:p>24.7913576419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7">
                <text:p>77</text:p>
              </table:table-cell>
              <table:table-cell office:value-type="float" office:value="25">
                <text:p>25</text:p>
              </table:table-cell>
              <table:table-cell office:value-type="float" office:value="19.2002177471295">
                <text:p>19.2002177471295</text:p>
              </table:table-cell>
              <table:table-cell office:value-type="float" office:value="27.5118338345858">
                <text:p>27.51183383458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2">
                <text:p>82</text:p>
              </table:table-cell>
              <table:table-cell office:value-type="float" office:value="27.7777777777778">
                <text:p>27.7777777777778</text:p>
              </table:table-cell>
              <table:table-cell office:value-type="float" office:value="29.2968588441403">
                <text:p>29.2968588441403</text:p>
              </table:table-cell>
              <table:table-cell office:value-type="float" office:value="30.2323100272375">
                <text:p>30.23231002723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7">
                <text:p>87</text:p>
              </table:table-cell>
              <table:table-cell office:value-type="float" office:value="30.5555555555556">
                <text:p>30.5555555555556</text:p>
              </table:table-cell>
              <table:table-cell office:value-type="float" office:value="37.6916577299643">
                <text:p>37.6916577299643</text:p>
              </table:table-cell>
              <table:table-cell office:value-type="float" office:value="32.9527862198893">
                <text:p>32.95278621988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2">
                <text:p>92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43.0949592714508">
                <text:p>43.0949592714508</text:p>
              </table:table-cell>
              <table:table-cell office:value-type="float" office:value="35.6732624125411">
                <text:p>35.67326241254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7">
                <text:p>97</text:p>
              </table:table-cell>
              <table:table-cell office:value-type="float" office:value="36.1111111111111">
                <text:p>36.1111111111111</text:p>
              </table:table-cell>
              <table:table-cell office:value-type="float" office:value="40.748602748952">
                <text:p>40.748602748952</text:p>
              </table:table-cell>
              <table:table-cell office:value-type="float" office:value="38.3937386051928">
                <text:p>38.39373860519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2">
                <text:p>102</text:p>
              </table:table-cell>
              <table:table-cell office:value-type="float" office:value="38.8888888888889">
                <text:p>38.8888888888889</text:p>
              </table:table-cell>
              <table:table-cell office:value-type="float" office:value="45.191724248127">
                <text:p>45.191724248127</text:p>
              </table:table-cell>
              <table:table-cell office:value-type="float" office:value="41.1142147978446">
                <text:p>41.11421479784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7">
                <text:p>107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44.1453981741021">
                <text:p>44.1453981741021</text:p>
              </table:table-cell>
              <table:table-cell office:value-type="float" office:value="43.8346909904964">
                <text:p>43.83469099049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2">
                <text:p>112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50.584280765098">
                <text:p>50.584280765098</text:p>
              </table:table-cell>
              <table:table-cell office:value-type="float" office:value="46.5551671831481">
                <text:p>46.55516718314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7">
                <text:p>117</text:p>
              </table:table-cell>
              <table:table-cell office:value-type="float" office:value="47.2222222222222">
                <text:p>47.2222222222222</text:p>
              </table:table-cell>
              <table:table-cell office:value-type="float" office:value="46.8789981559126">
                <text:p>46.8789981559126</text:p>
              </table:table-cell>
              <table:table-cell office:value-type="float" office:value="49.2756433757999">
                <text:p>49.27564337579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2">
                <text:p>122</text:p>
              </table:table-cell>
              <table:table-cell office:value-type="float" office:value="50">
                <text:p>50</text:p>
              </table:table-cell>
              <table:table-cell office:value-type="float" office:value="51.1582222487778">
                <text:p>51.1582222487778</text:p>
              </table:table-cell>
              <table:table-cell office:value-type="float" office:value="51.9961195684517">
                <text:p>51.99611956845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7">
                <text:p>127</text:p>
              </table:table-cell>
              <table:table-cell office:value-type="float" office:value="52.7777777777778">
                <text:p>52.7777777777778</text:p>
              </table:table-cell>
              <table:table-cell office:value-type="float" office:value="61.9859861841218">
                <text:p>61.9859861841218</text:p>
              </table:table-cell>
              <table:table-cell office:value-type="float" office:value="54.7165957611034">
                <text:p>54.71659576110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2">
                <text:p>132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57.8491950971592">
                <text:p>57.8491950971592</text:p>
              </table:table-cell>
              <table:table-cell office:value-type="float" office:value="57.4370719537552">
                <text:p>57.43707195375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7">
                <text:p>137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68.0610373460998">
                <text:p>68.0610373460998</text:p>
              </table:table-cell>
              <table:table-cell office:value-type="float" office:value="60.157548146407">
                <text:p>60.1575481464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2">
                <text:p>142</text:p>
              </table:table-cell>
              <table:table-cell office:value-type="float" office:value="61.1111111111111">
                <text:p>61.1111111111111</text:p>
              </table:table-cell>
              <table:table-cell office:value-type="float" office:value="52.5845726915739">
                <text:p>52.5845726915739</text:p>
              </table:table-cell>
              <table:table-cell office:value-type="float" office:value="62.8780243390587">
                <text:p>62.87802433905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7">
                <text:p>147</text:p>
              </table:table-cell>
              <table:table-cell office:value-type="float" office:value="63.8888888888889">
                <text:p>63.8888888888889</text:p>
              </table:table-cell>
              <table:table-cell office:value-type="float" office:value="65.2250290046343">
                <text:p>65.2250290046343</text:p>
              </table:table-cell>
              <table:table-cell office:value-type="float" office:value="65.5985005317105">
                <text:p>65.59850053171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2">
                <text:p>152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59.9193493199224">
                <text:p>59.9193493199224</text:p>
              </table:table-cell>
              <table:table-cell office:value-type="float" office:value="68.3189767243622">
                <text:p>68.31897672436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7">
                <text:p>157</text:p>
              </table:table-cell>
              <table:table-cell office:value-type="float" office:value="69.4444444444445">
                <text:p>69.4444444444445</text:p>
              </table:table-cell>
              <table:table-cell office:value-type="float" office:value="75.3328381054517">
                <text:p>75.3328381054517</text:p>
              </table:table-cell>
              <table:table-cell office:value-type="float" office:value="71.039452917014">
                <text:p>71.0394529170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2">
                <text:p>162</text:p>
              </table:table-cell>
              <table:table-cell office:value-type="float" office:value="72.2222222222222">
                <text:p>72.2222222222222</text:p>
              </table:table-cell>
              <table:table-cell office:value-type="float" office:value="74.8880558388515">
                <text:p>74.8880558388515</text:p>
              </table:table-cell>
              <table:table-cell office:value-type="float" office:value="73.7599291096658">
                <text:p>73.75992910966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7">
                <text:p>167</text:p>
              </table:table-cell>
              <table:table-cell office:value-type="float" office:value="75">
                <text:p>75</text:p>
              </table:table-cell>
              <table:table-cell office:value-type="float" office:value="67.1081684855744">
                <text:p>67.1081684855744</text:p>
              </table:table-cell>
              <table:table-cell office:value-type="float" office:value="76.4804053023175">
                <text:p>76.48040530231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2">
                <text:p>172</text:p>
              </table:table-cell>
              <table:table-cell office:value-type="float" office:value="77.7777777777778">
                <text:p>77.7777777777778</text:p>
              </table:table-cell>
              <table:table-cell office:value-type="float" office:value="85.6481052774729">
                <text:p>85.6481052774729</text:p>
              </table:table-cell>
              <table:table-cell office:value-type="float" office:value="79.2008814949693">
                <text:p>79.20088149496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7">
                <text:p>177</text:p>
              </table:table-cell>
              <table:table-cell office:value-type="float" office:value="80.5555555555556">
                <text:p>80.5555555555556</text:p>
              </table:table-cell>
              <table:table-cell office:value-type="float" office:value="79.6768152532685">
                <text:p>79.6768152532685</text:p>
              </table:table-cell>
              <table:table-cell office:value-type="float" office:value="81.9213576876211">
                <text:p>81.92135768762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2">
                <text:p>182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82.1631748632838">
                <text:p>82.1631748632838</text:p>
              </table:table-cell>
              <table:table-cell office:value-type="float" office:value="84.6418338802728">
                <text:p>84.64183388027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7">
                <text:p>187</text:p>
              </table:table-cell>
              <table:table-cell office:value-type="float" office:value="86.1111111111111">
                <text:p>86.1111111111111</text:p>
              </table:table-cell>
              <table:table-cell office:value-type="float" office:value="90.1494238535977">
                <text:p>90.1494238535977</text:p>
              </table:table-cell>
              <table:table-cell office:value-type="float" office:value="87.3623100729246">
                <text:p>87.36231007292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2">
                <text:p>192</text:p>
              </table:table-cell>
              <table:table-cell office:value-type="float" office:value="88.8888888888889">
                <text:p>88.8888888888889</text:p>
              </table:table-cell>
              <table:table-cell office:value-type="float" office:value="97.141205662758">
                <text:p>97.141205662758</text:p>
              </table:table-cell>
              <table:table-cell office:value-type="float" office:value="90.0827862655764">
                <text:p>90.08278626557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7">
                <text:p>197</text:p>
              </table:table-cell>
              <table:table-cell office:value-type="float" office:value="91.6666666666667">
                <text:p>91.6666666666667</text:p>
              </table:table-cell>
              <table:table-cell office:value-type="float" office:value="94.3813391883547">
                <text:p>94.3813391883547</text:p>
              </table:table-cell>
              <table:table-cell office:value-type="float" office:value="92.8032624582282">
                <text:p>92.80326245822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2">
                <text:p>202</text:p>
              </table:table-cell>
              <table:table-cell office:value-type="float" office:value="94.4444444444445">
                <text:p>94.4444444444445</text:p>
              </table:table-cell>
              <table:table-cell office:value-type="float" office:value="89.6952657629219">
                <text:p>89.6952657629219</text:p>
              </table:table-cell>
              <table:table-cell office:value-type="float" office:value="95.5237386508799">
                <text:p>95.52373865087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7">
                <text:p>207</text:p>
              </table:table-cell>
              <table:table-cell office:value-type="float" office:value="97.2222222222222">
                <text:p>97.2222222222222</text:p>
              </table:table-cell>
              <table:table-cell office:value-type="float" office:value="87.7576318962707">
                <text:p>87.7576318962707</text:p>
              </table:table-cell>
              <table:table-cell office:value-type="float" office:value="98.2442148435317">
                <text:p>98.24421484353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2">
                <text:p>212</text:p>
              </table:table-cell>
              <table:table-cell office:value-type="float" office:value="100">
                <text:p>100</text:p>
              </table:table-cell>
              <table:table-cell office:value-type="float" office:value="108.375742766075">
                <text:p>108.375742766075</text:p>
              </table:table-cell>
              <table:table-cell office:value-type="float" office:value="100.964691036183">
                <text:p>100.9646910361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Win32 OpenOffice.org_project/4114m1$Build-981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2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2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848cm" svg:height="15.48cm" xlink:href=".." xlink:type="simple" chart:class="chart:scatter" chart:style-name="ch1">
        <chart:legend chart:legend-position="end" svg:x="18.017cm" svg:y="6.904cm" style:legend-expansion="high" chart:style-name="ch2"/>
        <chart:plot-area chart:style-name="ch3" table:cell-range-address="JustDataForLab.D14:JustDataForLab.E50 JustDataForLab.E12:JustDataForLab.E13 JustDataForLab.G12:JustDataForLab.G50 JustDataForLab.J11:JustDataForLab.J50" chart:data-source-has-labels="row" svg:x="0.886cm" svg:y="1.371cm" svg:width="16.259cm" svg:height="13.38cm">
          <chartooo:coordinate-region svg:x="2.169cm" svg:y="1.583cm" svg:width="14.696cm" svg:height="12.95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JustDataForLab.E14:JustDataForLab.E50" chart:label-cell-address="JustDataForLab.E12:JustDataForLab.E13" chart:class="chart:scatter">
            <chart:domain table:cell-range-address="JustDataForLab.D14:JustDataForLab.D50"/>
            <chart:data-point chart:repeated="37"/>
          </chart:series>
          <chart:series chart:style-name="ch8" chart:values-cell-range-address="JustDataForLab.G14:JustDataForLab.G50" chart:label-cell-address="JustDataForLab.G12:JustDataForLab.G13" chart:class="chart:scatter">
            <chart:data-point chart:repeated="37"/>
          </chart:series>
          <chart:series chart:style-name="ch9" chart:values-cell-range-address="JustDataForLab.J14:JustDataForLab.J50" chart:label-cell-address="JustDataForLab.J11:JustDataForLab.J13" chart:class="chart:scatter">
            <chart:data-point chart:repeated="3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Deg C Y</text:p>
                <text:list>
                  <text:list-item>
                    <text:p>Deg C</text:p>
                  </text:list-item>
                  <text:list-item>
                    <text:p>Y</text:p>
                  </text:list-item>
                </text:list>
                <draw:g>
                  <svg:desc>JustDataForLab.E12:JustDataForLab.E13</svg:desc>
                </draw:g>
              </table:table-cell>
              <table:table-cell office:value-type="string">
                <text:p>Measurement Y'</text:p>
                <text:list>
                  <text:list-item>
                    <text:p>Measurement</text:p>
                  </text:list-item>
                  <text:list-item>
                    <text:p>Y'</text:p>
                  </text:list-item>
                </text:list>
                <draw:g>
                  <svg:desc>JustDataForLab.G12:JustDataForLab.G13</svg:desc>
                </draw:g>
              </table:table-cell>
              <table:table-cell office:value-type="string">
                <text:p>Calculated Y</text:p>
                <text:list>
                  <text:list-item>
                    <text:p/>
                  </text:list-item>
                  <text:list-item>
                    <text:p>Calculated</text:p>
                  </text:list-item>
                  <text:list-item>
                    <text:p>Y</text:p>
                  </text:list-item>
                </text:list>
                <draw:g>
                  <svg:desc>JustDataForLab.J11:JustDataForLab.J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JustDataForLab.D14:JustDataForLab.D50</svg:desc>
                </draw:g>
              </table:table-cell>
              <table:table-cell office:value-type="float" office:value="0">
                <text:p>0</text:p>
                <draw:g>
                  <svg:desc>JustDataForLab.E14:JustDataForLab.E50</svg:desc>
                </draw:g>
              </table:table-cell>
              <table:table-cell office:value-type="float" office:value="-1.22002754593268">
                <text:p>-1.22002754593268</text:p>
                <draw:g>
                  <svg:desc>JustDataForLab.G14:JustDataForLab.G50</svg:desc>
                </draw:g>
              </table:table-cell>
              <table:table-cell office:value-type="float" office:value="0.17003242469589">
                <text:p>0.17003242469589</text:p>
                <draw:g>
                  <svg:desc>JustDataForLab.J14:JustDataForLab.J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">
                <text:p>37</text:p>
              </table:table-cell>
              <table:table-cell office:value-type="float" office:value="2.77777777777778">
                <text:p>2.77777777777778</text:p>
              </table:table-cell>
              <table:table-cell office:value-type="float" office:value="0.297541595322805">
                <text:p>0.297541595322805</text:p>
              </table:table-cell>
              <table:table-cell office:value-type="float" office:value="2.98429898750868">
                <text:p>2.984298987508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">
                <text:p>42</text:p>
              </table:table-cell>
              <table:table-cell office:value-type="float" office:value="5.55555555555556">
                <text:p>5.55555555555556</text:p>
              </table:table-cell>
              <table:table-cell office:value-type="float" office:value="-1.37514165550884">
                <text:p>-1.37514165550884</text:p>
              </table:table-cell>
              <table:table-cell office:value-type="float" office:value="5.79856555032148">
                <text:p>5.798565550321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">
                <text:p>47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14.9459298346968">
                <text:p>14.9459298346968</text:p>
              </table:table-cell>
              <table:table-cell office:value-type="float" office:value="8.61283211313427">
                <text:p>8.612832113134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8.60436617151006">
                <text:p>8.60436617151006</text:p>
              </table:table-cell>
              <table:table-cell office:value-type="float" office:value="11.4270986759471">
                <text:p>11.42709867594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">
                <text:p>57</text:p>
              </table:table-cell>
              <table:table-cell office:value-type="float" office:value="13.8888888888889">
                <text:p>13.8888888888889</text:p>
              </table:table-cell>
              <table:table-cell office:value-type="float" office:value="20.7043148287468">
                <text:p>20.7043148287468</text:p>
              </table:table-cell>
              <table:table-cell office:value-type="float" office:value="14.2413652387599">
                <text:p>14.24136523875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14.3400511626775">
                <text:p>14.3400511626775</text:p>
              </table:table-cell>
              <table:table-cell office:value-type="float" office:value="17.0556318015727">
                <text:p>17.05563180157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">
                <text:p>67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21.9804296637368">
                <text:p>21.9804296637368</text:p>
              </table:table-cell>
              <table:table-cell office:value-type="float" office:value="19.8698983643855">
                <text:p>19.86989836438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">
                <text:p>72</text:p>
              </table:table-cell>
              <table:table-cell office:value-type="float" office:value="22.2222222222222">
                <text:p>22.2222222222222</text:p>
              </table:table-cell>
              <table:table-cell office:value-type="float" office:value="16.9307502123734">
                <text:p>16.9307502123734</text:p>
              </table:table-cell>
              <table:table-cell office:value-type="float" office:value="22.6841649271982">
                <text:p>22.68416492719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7">
                <text:p>77</text:p>
              </table:table-cell>
              <table:table-cell office:value-type="float" office:value="25">
                <text:p>25</text:p>
              </table:table-cell>
              <table:table-cell office:value-type="float" office:value="24.5953160221688">
                <text:p>24.5953160221688</text:p>
              </table:table-cell>
              <table:table-cell office:value-type="float" office:value="25.498431490011">
                <text:p>25.4984314900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2">
                <text:p>82</text:p>
              </table:table-cell>
              <table:table-cell office:value-type="float" office:value="27.7777777777778">
                <text:p>27.7777777777778</text:p>
              </table:table-cell>
              <table:table-cell office:value-type="float" office:value="29.3325933688579">
                <text:p>29.3325933688579</text:p>
              </table:table-cell>
              <table:table-cell office:value-type="float" office:value="28.3126980528238">
                <text:p>28.31269805282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7">
                <text:p>87</text:p>
              </table:table-cell>
              <table:table-cell office:value-type="float" office:value="30.5555555555556">
                <text:p>30.5555555555556</text:p>
              </table:table-cell>
              <table:table-cell office:value-type="float" office:value="33.2481082475796">
                <text:p>33.2481082475796</text:p>
              </table:table-cell>
              <table:table-cell office:value-type="float" office:value="31.1269646156366">
                <text:p>31.12696461563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2">
                <text:p>92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27.2497298576248">
                <text:p>27.2497298576248</text:p>
              </table:table-cell>
              <table:table-cell office:value-type="float" office:value="33.9412311784494">
                <text:p>33.94123117844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7">
                <text:p>97</text:p>
              </table:table-cell>
              <table:table-cell office:value-type="float" office:value="36.1111111111111">
                <text:p>36.1111111111111</text:p>
              </table:table-cell>
              <table:table-cell office:value-type="float" office:value="39.484146883349">
                <text:p>39.484146883349</text:p>
              </table:table-cell>
              <table:table-cell office:value-type="float" office:value="36.7554977412622">
                <text:p>36.75549774126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2">
                <text:p>102</text:p>
              </table:table-cell>
              <table:table-cell office:value-type="float" office:value="38.8888888888889">
                <text:p>38.8888888888889</text:p>
              </table:table-cell>
              <table:table-cell office:value-type="float" office:value="44.0655645077479">
                <text:p>44.0655645077479</text:p>
              </table:table-cell>
              <table:table-cell office:value-type="float" office:value="39.569764304075">
                <text:p>39.5697643040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7">
                <text:p>107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37.492534906293">
                <text:p>37.492534906293</text:p>
              </table:table-cell>
              <table:table-cell office:value-type="float" office:value="42.3840308668878">
                <text:p>42.38403086688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2">
                <text:p>112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47.1259787231166">
                <text:p>47.1259787231166</text:p>
              </table:table-cell>
              <table:table-cell office:value-type="float" office:value="45.1982974297006">
                <text:p>45.19829742970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7">
                <text:p>117</text:p>
              </table:table-cell>
              <table:table-cell office:value-type="float" office:value="47.2222222222222">
                <text:p>47.2222222222222</text:p>
              </table:table-cell>
              <table:table-cell office:value-type="float" office:value="51.9071114968715">
                <text:p>51.9071114968715</text:p>
              </table:table-cell>
              <table:table-cell office:value-type="float" office:value="48.0125639925134">
                <text:p>48.01256399251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2">
                <text:p>122</text:p>
              </table:table-cell>
              <table:table-cell office:value-type="float" office:value="50">
                <text:p>50</text:p>
              </table:table-cell>
              <table:table-cell office:value-type="float" office:value="53.0483503057622">
                <text:p>53.0483503057622</text:p>
              </table:table-cell>
              <table:table-cell office:value-type="float" office:value="50.8268305553262">
                <text:p>50.82683055532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7">
                <text:p>127</text:p>
              </table:table-cell>
              <table:table-cell office:value-type="float" office:value="52.7777777777778">
                <text:p>52.7777777777778</text:p>
              </table:table-cell>
              <table:table-cell office:value-type="float" office:value="54.8375591906046">
                <text:p>54.8375591906046</text:p>
              </table:table-cell>
              <table:table-cell office:value-type="float" office:value="53.641097118139">
                <text:p>53.6410971181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2">
                <text:p>132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61.5324055164173">
                <text:p>61.5324055164173</text:p>
              </table:table-cell>
              <table:table-cell office:value-type="float" office:value="56.4553636809518">
                <text:p>56.45536368095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7">
                <text:p>137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65.0080873673627">
                <text:p>65.0080873673627</text:p>
              </table:table-cell>
              <table:table-cell office:value-type="float" office:value="59.2696302437646">
                <text:p>59.26963024376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2">
                <text:p>142</text:p>
              </table:table-cell>
              <table:table-cell office:value-type="float" office:value="61.1111111111111">
                <text:p>61.1111111111111</text:p>
              </table:table-cell>
              <table:table-cell office:value-type="float" office:value="62.0659486028469">
                <text:p>62.0659486028469</text:p>
              </table:table-cell>
              <table:table-cell office:value-type="float" office:value="62.0838968065774">
                <text:p>62.08389680657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7">
                <text:p>147</text:p>
              </table:table-cell>
              <table:table-cell office:value-type="float" office:value="63.8888888888889">
                <text:p>63.8888888888889</text:p>
              </table:table-cell>
              <table:table-cell office:value-type="float" office:value="64.1464908131295">
                <text:p>64.1464908131295</text:p>
              </table:table-cell>
              <table:table-cell office:value-type="float" office:value="64.8981633693902">
                <text:p>64.89816336939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2">
                <text:p>152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71.0083752886082">
                <text:p>71.0083752886082</text:p>
              </table:table-cell>
              <table:table-cell office:value-type="float" office:value="67.712429932203">
                <text:p>67.7124299322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7">
                <text:p>157</text:p>
              </table:table-cell>
              <table:table-cell office:value-type="float" office:value="69.4444444444445">
                <text:p>69.4444444444445</text:p>
              </table:table-cell>
              <table:table-cell office:value-type="float" office:value="73.6416998640117">
                <text:p>73.6416998640117</text:p>
              </table:table-cell>
              <table:table-cell office:value-type="float" office:value="70.5266964950157">
                <text:p>70.52669649501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2">
                <text:p>162</text:p>
              </table:table-cell>
              <table:table-cell office:value-type="float" office:value="72.2222222222222">
                <text:p>72.2222222222222</text:p>
              </table:table-cell>
              <table:table-cell office:value-type="float" office:value="71.8274145920037">
                <text:p>71.8274145920037</text:p>
              </table:table-cell>
              <table:table-cell office:value-type="float" office:value="73.3409630578285">
                <text:p>73.34096305782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7">
                <text:p>167</text:p>
              </table:table-cell>
              <table:table-cell office:value-type="float" office:value="75">
                <text:p>75</text:p>
              </table:table-cell>
              <table:table-cell office:value-type="float" office:value="67.5553313177079">
                <text:p>67.5553313177079</text:p>
              </table:table-cell>
              <table:table-cell office:value-type="float" office:value="76.1552296206413">
                <text:p>76.15522962064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2">
                <text:p>172</text:p>
              </table:table-cell>
              <table:table-cell office:value-type="float" office:value="77.7777777777778">
                <text:p>77.7777777777778</text:p>
              </table:table-cell>
              <table:table-cell office:value-type="float" office:value="80.5220963703727">
                <text:p>80.5220963703727</text:p>
              </table:table-cell>
              <table:table-cell office:value-type="float" office:value="78.9694961834541">
                <text:p>78.96949618345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7">
                <text:p>177</text:p>
              </table:table-cell>
              <table:table-cell office:value-type="float" office:value="80.5555555555556">
                <text:p>80.5555555555556</text:p>
              </table:table-cell>
              <table:table-cell office:value-type="float" office:value="84.579397979477">
                <text:p>84.579397979477</text:p>
              </table:table-cell>
              <table:table-cell office:value-type="float" office:value="81.7837627462669">
                <text:p>81.78376274626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2">
                <text:p>182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79.4107356104845">
                <text:p>79.4107356104845</text:p>
              </table:table-cell>
              <table:table-cell office:value-type="float" office:value="84.5980293090797">
                <text:p>84.59802930907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7">
                <text:p>187</text:p>
              </table:table-cell>
              <table:table-cell office:value-type="float" office:value="86.1111111111111">
                <text:p>86.1111111111111</text:p>
              </table:table-cell>
              <table:table-cell office:value-type="float" office:value="84.1411782450612">
                <text:p>84.1411782450612</text:p>
              </table:table-cell>
              <table:table-cell office:value-type="float" office:value="87.4122958718925">
                <text:p>87.41229587189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2">
                <text:p>192</text:p>
              </table:table-cell>
              <table:table-cell office:value-type="float" office:value="88.8888888888889">
                <text:p>88.8888888888889</text:p>
              </table:table-cell>
              <table:table-cell office:value-type="float" office:value="92.2114237434127">
                <text:p>92.2114237434127</text:p>
              </table:table-cell>
              <table:table-cell office:value-type="float" office:value="90.2265624347053">
                <text:p>90.22656243470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7">
                <text:p>197</text:p>
              </table:table-cell>
              <table:table-cell office:value-type="float" office:value="91.6666666666667">
                <text:p>91.6666666666667</text:p>
              </table:table-cell>
              <table:table-cell office:value-type="float" office:value="94.0880231644648">
                <text:p>94.0880231644648</text:p>
              </table:table-cell>
              <table:table-cell office:value-type="float" office:value="93.0408289975181">
                <text:p>93.04082899751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2">
                <text:p>202</text:p>
              </table:table-cell>
              <table:table-cell office:value-type="float" office:value="94.4444444444445">
                <text:p>94.4444444444445</text:p>
              </table:table-cell>
              <table:table-cell office:value-type="float" office:value="89.8561456584786">
                <text:p>89.8561456584786</text:p>
              </table:table-cell>
              <table:table-cell office:value-type="float" office:value="95.8550955603309">
                <text:p>95.85509556033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7">
                <text:p>207</text:p>
              </table:table-cell>
              <table:table-cell office:value-type="float" office:value="97.2222222222222">
                <text:p>97.2222222222222</text:p>
              </table:table-cell>
              <table:table-cell office:value-type="float" office:value="100.445052057944">
                <text:p>100.445052057944</text:p>
              </table:table-cell>
              <table:table-cell office:value-type="float" office:value="98.6693621231437">
                <text:p>98.66936212314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2">
                <text:p>212</text:p>
              </table:table-cell>
              <table:table-cell office:value-type="float" office:value="100">
                <text:p>100</text:p>
              </table:table-cell>
              <table:table-cell office:value-type="float" office:value="100.957716577686">
                <text:p>100.957716577686</text:p>
              </table:table-cell>
              <table:table-cell office:value-type="float" office:value="101.483628685956">
                <text:p>101.4836286859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Win32 OpenOffice.org_project/4114m1$Build-981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